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527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528">
      <style:text-properties fo:language="es" fo:country="ES"/>
    </style:style>
    <style:style style:family="text" style:name="T1529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530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531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532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533">
      <style:text-properties fo:font-size="2pt" fo:language="es" fo:country="ES"/>
    </style:style>
    <style:style style:family="text" style:name="T1534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535">
      <style:text-properties fo:language="es" fo:country="ES" fo:font-weight="bold"/>
    </style:style>
    <style:style style:family="text" style:name="T1536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1" style:family="paragraph" style:name="P39">
      <style:text-properties/>
      <style:paragraph-properties fo:text-align="left"/>
    </style:style>
    <style:style style:family="text" style:name="T1537">
      <style:text-properties fo:language="es" fo:country="ES" fo:font-weight="bold"/>
    </style:style>
    <style:style style:family="text" style:name="T1538">
      <style:text-properties fo:language="es" fo:country="ES"/>
    </style:style>
    <style:style style:family="text" style:name="T1539">
      <style:text-properties fo:font-size="8pt" fo:language="es" fo:country="ES"/>
    </style:style>
    <style:style style:family="text" style:name="T1540">
      <style:text-properties fo:language="es" fo:country="ES"/>
    </style:style>
    <style:style style:family="text" style:name="T1541">
      <style:text-properties fo:language="es" fo:country="ES"/>
    </style:style>
    <style:style style:family="text" style:name="T1542">
      <style:text-properties fo:language="es" fo:country="ES"/>
    </style:style>
    <style:style style:parent-style-name="1158" style:list-style-name="WWNum11" style:family="paragraph" style:name="P40">
      <style:text-properties/>
      <style:paragraph-properties fo:text-align="left"/>
    </style:style>
    <style:style style:family="text" style:name="T1543">
      <style:text-properties fo:language="es" fo:country="ES" fo:font-weight="bold"/>
    </style:style>
    <style:style style:family="text" style:name="T1544">
      <style:text-properties fo:language="es" fo:country="ES"/>
    </style:style>
    <style:style style:family="text" style:name="T1545">
      <style:text-properties fo:font-size="8pt" fo:language="es" fo:country="ES"/>
    </style:style>
    <style:style style:family="text" style:name="T1546">
      <style:text-properties fo:language="es" fo:country="ES"/>
    </style:style>
    <style:style style:family="text" style:name="T1547">
      <style:text-properties fo:language="es" fo:country="ES"/>
    </style:style>
    <style:style style:family="text" style:name="T1548">
      <style:text-properties fo:language="es" fo:country="ES"/>
    </style:style>
    <style:style style:parent-style-name="1158" style:list-style-name="WWNum11" style:family="paragraph" style:name="P41">
      <style:text-properties/>
      <style:paragraph-properties fo:text-align="left"/>
    </style:style>
    <style:style style:family="text" style:name="T1549">
      <style:text-properties fo:language="es" fo:country="ES" fo:font-weight="bold"/>
    </style:style>
    <style:style style:family="text" style:name="T1550">
      <style:text-properties fo:language="es" fo:country="ES"/>
    </style:style>
    <style:style style:family="text" style:name="T1551">
      <style:text-properties fo:font-size="8pt" fo:language="es" fo:country="ES"/>
    </style:style>
    <style:style style:family="text" style:name="T1552">
      <style:text-properties fo:language="es" fo:country="ES"/>
    </style:style>
    <style:style style:family="text" style:name="T1553">
      <style:text-properties fo:language="es" fo:country="ES"/>
    </style:style>
    <style:style style:family="text" style:name="T1554">
      <style:text-properties fo:language="es" fo:country="ES"/>
    </style:style>
    <style:style style:parent-style-name="1158" style:list-style-name="WWNum141" style:family="paragraph" style:name="P42">
      <style:text-properties/>
      <style:paragraph-properties fo:text-align="left"/>
    </style:style>
    <style:style style:family="text" style:name="T1555">
      <style:text-properties fo:language="es" fo:country="ES" fo:font-weight="bold"/>
    </style:style>
    <style:style style:family="text" style:name="T1556">
      <style:text-properties fo:font-size="8pt" fo:language="es" fo:country="ES" fo:font-weight="bold"/>
    </style:style>
    <style:style style:family="text" style:name="T1557">
      <style:text-properties fo:font-size="8pt" fo:language="es" fo:country="ES"/>
    </style:style>
    <style:style style:family="text" style:name="T1558">
      <style:text-properties fo:font-size="8pt" fo:language="es" fo:country="ES"/>
    </style:style>
    <style:style style:family="text" style:name="T1559">
      <style:text-properties fo:language="es" fo:country="ES"/>
    </style:style>
    <style:style style:family="text" style:name="T1560">
      <style:text-properties fo:language="es" fo:country="ES"/>
    </style:style>
    <style:style style:family="text" style:name="T1561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562">
      <style:text-properties fo:font-size="9pt" fo:language="es" fo:country="ES"/>
    </style:style>
    <style:style style:family="text" style:name="T1563">
      <style:text-properties fo:font-size="9pt" fo:language="es" fo:country="ES"/>
    </style:style>
    <style:style style:parent-style-name="1158" style:list-style-name="WWNum163" style:family="paragraph" style:name="P44">
      <style:text-properties/>
      <style:paragraph-properties fo:text-align="left"/>
    </style:style>
    <style:style style:family="text" style:name="T1564">
      <style:text-properties fo:font-size="11pt" fo:language="es" fo:country="ES" fo:font-weight="bold"/>
    </style:style>
    <style:style style:family="text" style:name="T1565">
      <style:text-properties fo:font-size="9pt" fo:language="es" fo:country="ES"/>
    </style:style>
    <style:style style:family="text" style:name="T1566">
      <style:text-properties fo:font-size="8pt" fo:language="es" fo:country="ES"/>
    </style:style>
    <style:style style:family="text" style:name="T1567">
      <style:text-properties fo:language="es" fo:country="ES"/>
    </style:style>
    <style:style style:family="text" style:name="T1568">
      <style:text-properties fo:font-size="9pt" fo:language="es" fo:country="ES"/>
    </style:style>
    <style:style style:family="text" style:name="T1569">
      <style:text-properties fo:font-size="9pt" fo:language="es" fo:country="ES"/>
    </style:style>
    <style:style style:family="text" style:name="T1570">
      <style:text-properties fo:font-size="9pt" fo:language="es" fo:country="ES"/>
    </style:style>
    <style:style style:family="text" style:name="T1571">
      <style:text-properties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4" style:family="paragraph" style:name="P45">
      <style:text-properties/>
      <style:paragraph-properties fo:text-align="left"/>
    </style:style>
    <style:style style:family="text" style:name="T1572">
      <style:text-properties fo:font-size="11pt" fo:language="es" fo:country="ES" fo:font-weight="bold"/>
    </style:style>
    <style:style style:family="text" style:name="T1573">
      <style:text-properties fo:font-size="9pt" fo:language="es" fo:country="ES"/>
    </style:style>
    <style:style style:family="text" style:name="T1574">
      <style:text-properties fo:font-size="8pt" fo:language="es" fo:country="ES"/>
    </style:style>
    <style:style style:family="text" style:name="T1575">
      <style:text-properties fo:language="es" fo:country="ES"/>
    </style:style>
    <style:style style:family="text" style:name="T1576">
      <style:text-properties fo:font-size="9pt" fo:language="es" fo:country="ES"/>
    </style:style>
    <style:style style:family="text" style:name="T1577">
      <style:text-properties fo:language="es" fo:country="ES"/>
    </style:style>
    <style:style style:parent-style-name="1158" style:list-style-name="WWNum34" style:family="paragraph" style:name="P46">
      <style:text-properties/>
      <style:paragraph-properties fo:text-align="left"/>
    </style:style>
    <style:style style:family="text" style:name="T1578">
      <style:text-properties fo:font-size="11pt" fo:language="es" fo:country="ES" fo:font-weight="bold"/>
    </style:style>
    <style:style style:family="text" style:name="T1579">
      <style:text-properties fo:font-size="9pt" fo:language="es" fo:country="ES"/>
    </style:style>
    <style:style style:family="text" style:name="T1580">
      <style:text-properties fo:font-size="8pt" fo:language="es" fo:country="ES"/>
    </style:style>
    <style:style style:family="text" style:name="T1581">
      <style:text-properties fo:language="es" fo:country="ES"/>
    </style:style>
    <style:style style:family="text" style:name="T1582">
      <style:text-properties fo:font-size="9pt" fo:language="es" fo:country="ES"/>
    </style:style>
    <style:style style:family="text" style:name="T1583">
      <style:text-properties fo:font-size="9pt" fo:language="es" fo:country="ES"/>
    </style:style>
    <style:style style:family="paragraph" style:name="P47">
      <style:text-properties/>
      <style:paragraph-properties fo:text-align="center" fo:margin-left="0cm" fo:text-indent="0cm"/>
    </style:style>
    <style:style style:family="text" style:name="T1584">
      <style:text-properties fo:font-size="9pt" fo:language="es" fo:country="ES"/>
    </style:style>
    <style:style style:family="text" style:name="T1585">
      <style:text-properties fo:font-size="9pt" fo:language="es" fo:country="ES"/>
    </style:style>
    <style:style style:parent-style-name="1158" style:list-style-name="WWNum13" style:family="paragraph" style:name="P48">
      <style:text-properties/>
      <style:paragraph-properties fo:text-align="left"/>
    </style:style>
    <style:style style:family="text" style:name="T1586">
      <style:text-properties fo:language="es" fo:country="ES" fo:font-weight="bold"/>
    </style:style>
    <style:style style:family="text" style:name="T1587">
      <style:text-properties fo:language="es" fo:country="ES"/>
    </style:style>
    <style:style style:family="text" style:name="T1588">
      <style:text-properties fo:font-size="8pt" fo:language="es" fo:country="ES"/>
    </style:style>
    <style:style style:family="text" style:name="T1589">
      <style:text-properties fo:language="es" fo:country="ES"/>
    </style:style>
    <style:style style:family="text" style:name="T1590">
      <style:text-properties fo:font-size="9pt" fo:language="es" fo:country="ES"/>
    </style:style>
    <style:style style:family="text" style:name="T1591">
      <style:text-properties fo:language="es" fo:country="ES"/>
    </style:style>
    <style:style style:parent-style-name="1158" style:list-style-name="WWNum13" style:family="paragraph" style:name="P49">
      <style:text-properties/>
      <style:paragraph-properties fo:text-align="left"/>
    </style:style>
    <style:style style:family="text" style:name="T1592">
      <style:text-properties fo:language="es" fo:country="ES" fo:font-weight="bold"/>
    </style:style>
    <style:style style:family="text" style:name="T1593">
      <style:text-properties fo:language="es" fo:country="ES"/>
    </style:style>
    <style:style style:family="text" style:name="T1594">
      <style:text-properties fo:font-size="8pt" fo:language="es" fo:country="ES"/>
    </style:style>
    <style:style style:family="text" style:name="T1595">
      <style:text-properties fo:font-size="9pt" fo:language="es" fo:country="ES"/>
    </style:style>
    <style:style style:family="text" style:name="T1596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3" style:family="paragraph" style:name="P50">
      <style:text-properties/>
      <style:paragraph-properties fo:text-align="left"/>
    </style:style>
    <style:style style:family="text" style:name="T1597">
      <style:text-properties fo:language="es" fo:country="ES" fo:font-weight="bold"/>
    </style:style>
    <style:style style:family="text" style:name="T1598">
      <style:text-properties fo:language="es" fo:country="ES"/>
    </style:style>
    <style:style style:family="text" style:name="T1599">
      <style:text-properties fo:font-size="8pt" fo:language="es" fo:country="ES"/>
    </style:style>
    <style:style style:family="text" style:name="T1600">
      <style:text-properties fo:language="es" fo:country="ES"/>
    </style:style>
    <style:style style:family="text" style:name="T1601">
      <style:text-properties fo:font-size="9pt" fo:language="es" fo:country="ES"/>
    </style:style>
    <style:style style:family="text" style:name="T1602">
      <style:text-properties fo:language="es" fo:country="ES"/>
    </style:style>
    <style:style style:family="paragraph" style:name="P51">
      <style:text-properties/>
      <style:paragraph-properties fo:text-align="center" fo:margin-left="0cm" fo:text-indent="0cm"/>
    </style:style>
    <style:style style:family="text" style:name="T1603">
      <style:text-properties fo:font-size="9pt" fo:language="es" fo:country="ES"/>
    </style:style>
    <style:style style:family="text" style:name="T1604">
      <style:text-properties fo:font-size="9pt" fo:language="es" fo:country="ES"/>
    </style:style>
    <style:style style:parent-style-name="1158" style:list-style-name="WWNum33" style:family="paragraph" style:name="P52">
      <style:text-properties/>
      <style:paragraph-properties fo:text-align="left"/>
    </style:style>
    <style:style style:family="text" style:name="T1605">
      <style:text-properties fo:language="es" fo:country="ES" fo:font-weight="bold"/>
    </style:style>
    <style:style style:family="text" style:name="T1606">
      <style:text-properties fo:font-size="8pt" fo:language="es" fo:country="ES"/>
    </style:style>
    <style:style style:family="text" style:name="T1607">
      <style:text-properties fo:font-size="8pt" fo:language="es" fo:country="ES"/>
    </style:style>
    <style:style style:family="text" style:name="T1608">
      <style:text-properties fo:font-size="9pt" fo:language="es" fo:country="ES"/>
    </style:style>
    <style:style style:family="text" style:name="T1609">
      <style:text-properties fo:language="es" fo:country="ES"/>
    </style:style>
    <style:style style:parent-style-name="1158" style:list-style-name="WWNum33" style:family="paragraph" style:name="P53">
      <style:text-properties/>
      <style:paragraph-properties fo:text-align="left"/>
    </style:style>
    <style:style style:family="text" style:name="T1610">
      <style:text-properties fo:language="es" fo:country="ES" fo:font-weight="bold"/>
    </style:style>
    <style:style style:family="text" style:name="T1611">
      <style:text-properties fo:language="es" fo:country="ES"/>
    </style:style>
    <style:style style:family="text" style:name="T1612">
      <style:text-properties fo:font-size="8pt" fo:language="es" fo:country="ES"/>
    </style:style>
    <style:style style:family="text" style:name="T1613">
      <style:text-properties fo:font-size="9pt" fo:language="es" fo:country="ES"/>
    </style:style>
    <style:style style:family="text" style:name="T1614">
      <style:text-properties fo:font-size="9pt" fo:language="es" fo:country="ES"/>
    </style:style>
    <style:style style:family="text" style:name="T1615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616">
      <style:text-properties fo:font-size="3pt" fo:language="es" fo:country="ES"/>
    </style:style>
    <style:style style:family="text" style:name="T1617">
      <style:text-properties fo:language="es" fo:country="ES"/>
    </style:style>
    <style:style style:family="paragraph" style:name="P55">
      <style:text-properties/>
      <style:paragraph-properties/>
    </style:style>
    <style:style style:family="text" style:name="T1618">
      <style:text-properties fo:language="es" fo:country="ES" fo:font-weight="bold"/>
    </style:style>
    <style:style style:family="text" style:name="T1619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56">
      <style:text-properties/>
      <style:paragraph-properties/>
    </style:style>
    <style:style style:family="text" style:name="T1620">
      <style:text-properties fo:language="es" fo:country="ES" fo:font-weight="bold"/>
    </style:style>
    <style:style style:family="text" style:name="T1621">
      <style:text-properties fo:font-size="8pt" fo:language="es" fo:country="ES"/>
    </style:style>
    <style:style style:family="text" style:name="T1622">
      <style:text-properties fo:language="es" fo:country="ES"/>
    </style:style>
    <style:style style:family="text" style:name="T1623">
      <style:text-properties fo:font-size="9pt" fo:language="es" fo:country="ES"/>
    </style:style>
    <style:style style:family="text" style:name="T1624">
      <style:text-properties fo:language="es" fo:country="ES"/>
    </style:style>
    <style:style style:parent-style-name="1158" style:list-style-name="WWNum23" style:family="paragraph" style:name="P57">
      <style:text-properties/>
      <style:paragraph-properties/>
    </style:style>
    <style:style style:family="text" style:name="T1625">
      <style:text-properties fo:language="es" fo:country="ES" fo:font-weight="bold"/>
    </style:style>
    <style:style style:family="text" style:name="T1626">
      <style:text-properties fo:language="es" fo:country="ES" fo:font-weight="bold"/>
    </style:style>
    <style:style style:family="text" style:name="T1627">
      <style:text-properties fo:font-size="8pt" fo:language="es" fo:country="ES"/>
    </style:style>
    <style:style style:family="text" style:name="T1628">
      <style:text-properties fo:language="es" fo:country="ES"/>
    </style:style>
    <style:style style:family="text" style:name="T1629">
      <style:text-properties fo:font-size="9pt" fo:language="es" fo:country="ES"/>
    </style:style>
    <style:style style:family="text" style:name="T1630">
      <style:text-properties fo:language="es" fo:country="ES"/>
    </style:style>
    <style:style style:parent-style-name="1158" style:list-style-name="WWNum23" style:family="paragraph" style:name="P58">
      <style:text-properties/>
      <style:paragraph-properties/>
    </style:style>
    <style:style style:family="text" style:name="T1631">
      <style:text-properties fo:language="es" fo:country="ES" fo:font-weight="bold"/>
    </style:style>
    <style:style style:family="text" style:name="T1632">
      <style:text-properties fo:font-size="8pt" fo:language="es" fo:country="ES"/>
    </style:style>
    <style:style style:family="text" style:name="T1633">
      <style:text-properties fo:language="es" fo:country="ES"/>
    </style:style>
    <style:style style:family="text" style:name="T1634">
      <style:text-properties fo:font-size="9pt" fo:language="es" fo:country="ES"/>
    </style:style>
    <style:style style:family="text" style:name="T1635">
      <style:text-properties fo:language="es" fo:country="ES"/>
    </style:style>
    <style:style style:parent-style-name="1158" style:list-style-name="WWNum23" style:family="paragraph" style:name="P59">
      <style:text-properties/>
      <style:paragraph-properties/>
    </style:style>
    <style:style style:family="text" style:name="T1636">
      <style:text-properties fo:language="es" fo:country="ES" fo:font-weight="bold"/>
    </style:style>
    <style:style style:family="text" style:name="T1637">
      <style:text-properties fo:font-size="8pt" fo:language="es" fo:country="ES"/>
    </style:style>
    <style:style style:family="text" style:name="T1638">
      <style:text-properties fo:font-size="8pt" fo:language="es" fo:country="ES"/>
    </style:style>
    <style:style style:family="text" style:name="T1639">
      <style:text-properties fo:font-size="9pt" fo:language="es" fo:country="ES"/>
    </style:style>
    <style:style style:family="text" style:name="T1640">
      <style:text-properties fo:language="es" fo:country="ES"/>
    </style:style>
    <style:style style:parent-style-name="1158" style:list-style-name="WWNum23" style:family="paragraph" style:name="P60">
      <style:text-properties/>
      <style:paragraph-properties/>
    </style:style>
    <style:style style:family="text" style:name="T1641">
      <style:text-properties fo:language="es" fo:country="ES" fo:font-weight="bold"/>
    </style:style>
    <style:style style:family="text" style:name="T1642">
      <style:text-properties fo:font-size="8pt" fo:language="es" fo:country="ES"/>
    </style:style>
    <style:style style:family="text" style:name="T1643">
      <style:text-properties fo:language="es" fo:country="ES"/>
    </style:style>
    <style:style style:family="text" style:name="T1644">
      <style:text-properties fo:font-size="9pt" fo:language="es" fo:country="ES"/>
    </style:style>
    <style:style style:family="text" style:name="T1645">
      <style:text-properties fo:language="es" fo:country="ES"/>
    </style:style>
    <style:style style:parent-style-name="1158" style:list-style-name="WWNum23" style:family="paragraph" style:name="P61">
      <style:text-properties/>
      <style:paragraph-properties/>
    </style:style>
    <style:style style:family="text" style:name="T1646">
      <style:text-properties fo:language="es" fo:country="ES" fo:font-weight="bold"/>
    </style:style>
    <style:style style:family="text" style:name="T1647">
      <style:text-properties fo:font-size="8pt" fo:language="es" fo:country="ES"/>
    </style:style>
    <style:style style:family="text" style:name="T1648">
      <style:text-properties fo:language="es" fo:country="ES"/>
    </style:style>
    <style:style style:family="text" style:name="T1649">
      <style:text-properties fo:font-size="9pt" fo:language="es" fo:country="ES"/>
    </style:style>
    <style:style style:family="text" style:name="T1650">
      <style:text-properties fo:language="es" fo:country="ES"/>
    </style:style>
    <style:style style:parent-style-name="1158" style:list-style-name="WWNum142" style:family="paragraph" style:name="P62">
      <style:text-properties/>
      <style:paragraph-properties fo:text-align="left"/>
    </style:style>
    <style:style style:family="text" style:name="T1651">
      <style:text-properties fo:language="es" fo:country="ES"/>
    </style:style>
    <style:style style:family="text" style:name="T1652">
      <style:text-properties fo:language="es" fo:country="ES" fo:font-weight="bold"/>
    </style:style>
    <style:style style:family="text" style:name="T1653">
      <style:text-properties fo:language="es" fo:country="ES"/>
    </style:style>
    <style:style style:family="text" style:name="T1654">
      <style:text-properties fo:font-size="8pt" fo:language="es" fo:country="ES"/>
    </style:style>
    <style:style style:family="text" style:name="T1655">
      <style:text-properties fo:language="es" fo:country="ES"/>
    </style:style>
    <style:style style:family="text" style:name="T1656">
      <style:text-properties fo:font-size="9pt" fo:language="es" fo:country="ES"/>
    </style:style>
    <style:style style:family="text" style:name="T1657">
      <style:text-properties fo:language="es" fo:country="ES"/>
    </style:style>
    <style:style style:family="paragraph" style:name="P63">
      <style:text-properties/>
      <style:paragraph-properties fo:text-align="center" fo:margin-left="0cm" fo:text-indent="0cm"/>
    </style:style>
    <style:style style:family="text" style:name="T1658">
      <style:text-properties fo:font-size="9pt" fo:language="es" fo:country="ES"/>
    </style:style>
    <style:style style:family="text" style:name="T1659">
      <style:text-properties fo:language="es" fo:country="ES"/>
    </style:style>
    <style:style style:parent-style-name="1158" style:list-style-name="WWNum167" style:family="paragraph" style:name="P64">
      <style:text-properties/>
      <style:paragraph-properties/>
    </style:style>
    <style:style style:family="text" style:name="T1660">
      <style:text-properties fo:language="es" fo:country="ES" fo:font-weight="bold"/>
    </style:style>
    <style:style style:family="text" style:name="T1661">
      <style:text-properties fo:language="es" fo:country="ES" fo:font-weight="bold"/>
    </style:style>
    <style:style style:family="text" style:name="T1662">
      <style:text-properties fo:font-size="8pt" fo:language="es" fo:country="ES"/>
    </style:style>
    <style:style style:family="text" style:name="T1663">
      <style:text-properties fo:language="es" fo:country="ES"/>
    </style:style>
    <style:style style:family="text" style:name="T1664">
      <style:text-properties fo:font-size="9pt" fo:language="es" fo:country="ES"/>
    </style:style>
    <style:style style:family="text" style:name="T1665">
      <style:text-properties fo:language="es" fo:country="ES"/>
    </style:style>
    <style:style style:family="paragraph" style:name="P65">
      <style:text-properties/>
      <style:paragraph-properties fo:text-align="center" fo:margin-left="0cm" fo:text-indent="0cm"/>
    </style:style>
    <style:style style:family="text" style:name="T1666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66">
      <style:text-properties/>
      <style:paragraph-properties fo:text-align="left"/>
    </style:style>
    <style:style style:family="text" style:name="T1667">
      <style:text-properties fo:language="es" fo:country="ES" fo:font-weight="bold"/>
    </style:style>
    <style:style style:family="text" style:name="T1668">
      <style:text-properties fo:language="es" fo:country="ES"/>
    </style:style>
    <style:style style:family="text" style:name="T1669">
      <style:text-properties fo:font-size="8pt" fo:language="es" fo:country="ES"/>
    </style:style>
    <style:style style:family="text" style:name="T1670">
      <style:text-properties fo:language="es" fo:country="ES"/>
    </style:style>
    <style:style style:family="text" style:name="T1671">
      <style:text-properties fo:font-size="9pt" fo:language="es" fo:country="ES"/>
    </style:style>
    <style:style style:family="text" style:name="T1672">
      <style:text-properties fo:language="es" fo:country="ES"/>
    </style:style>
    <style:style style:parent-style-name="1158" style:list-style-name="WWNum23" style:family="paragraph" style:name="P67">
      <style:text-properties/>
      <style:paragraph-properties fo:text-align="left"/>
    </style:style>
    <style:style style:family="text" style:name="T1673">
      <style:text-properties fo:language="es" fo:country="ES" fo:font-weight="bold"/>
    </style:style>
    <style:style style:family="text" style:name="T1674">
      <style:text-properties fo:language="es" fo:country="ES"/>
    </style:style>
    <style:style style:family="text" style:name="T1675">
      <style:text-properties fo:font-size="8pt" fo:language="es" fo:country="ES"/>
    </style:style>
    <style:style style:family="text" style:name="T1676">
      <style:text-properties fo:language="es" fo:country="ES"/>
    </style:style>
    <style:style style:family="text" style:name="T1677">
      <style:text-properties fo:font-size="9pt" fo:language="es" fo:country="ES"/>
    </style:style>
    <style:style style:family="text" style:name="T1678">
      <style:text-properties fo:language="es" fo:country="ES"/>
    </style:style>
    <style:style style:parent-style-name="1158" style:list-style-name="WWNum23" style:family="paragraph" style:name="P68">
      <style:text-properties/>
      <style:paragraph-properties fo:text-align="left"/>
    </style:style>
    <style:style style:family="text" style:name="T1679">
      <style:text-properties fo:language="es" fo:country="ES" fo:font-weight="bold"/>
    </style:style>
    <style:style style:family="text" style:name="T1680">
      <style:text-properties fo:language="es" fo:country="ES"/>
    </style:style>
    <style:style style:family="text" style:name="T1681">
      <style:text-properties fo:font-size="8pt" fo:language="es" fo:country="ES"/>
    </style:style>
    <style:style style:family="text" style:name="T1682">
      <style:text-properties fo:language="es" fo:country="ES"/>
    </style:style>
    <style:style style:family="text" style:name="T1683">
      <style:text-properties fo:font-size="9pt" fo:language="es" fo:country="ES"/>
    </style:style>
    <style:style style:family="text" style:name="T1684">
      <style:text-properties fo:language="es" fo:country="ES"/>
    </style:style>
    <style:style style:parent-style-name="1158" style:list-style-name="WWNum110" style:family="paragraph" style:name="P69">
      <style:text-properties/>
      <style:paragraph-properties/>
    </style:style>
    <style:style style:family="text" style:name="T1685">
      <style:text-properties fo:language="es" fo:country="ES" fo:font-weight="bold"/>
    </style:style>
    <style:style style:family="text" style:name="T1686">
      <style:text-properties fo:language="es" fo:country="ES"/>
    </style:style>
    <style:style style:family="text" style:name="T1687">
      <style:text-properties fo:font-size="8pt" fo:language="es" fo:country="ES"/>
    </style:style>
    <style:style style:family="text" style:name="T1688">
      <style:text-properties fo:language="es" fo:country="ES"/>
    </style:style>
    <style:style style:family="text" style:name="T1689">
      <style:text-properties fo:font-size="9pt" fo:language="es" fo:country="ES"/>
    </style:style>
    <style:style style:family="text" style:name="T1690">
      <style:text-properties fo:language="es" fo:country="ES"/>
    </style:style>
    <style:style style:family="paragraph" style:name="P70">
      <style:text-properties/>
      <style:paragraph-properties fo:text-align="center" fo:margin-left="0cm" fo:text-indent="0cm"/>
    </style:style>
    <style:style style:family="text" style:name="T1691">
      <style:text-properties fo:font-size="9pt" fo:language="es" fo:country="ES"/>
    </style:style>
    <style:style style:family="text" style:name="T1692">
      <style:text-properties fo:font-size="9pt" fo:language="es" fo:country="ES"/>
    </style:style>
    <style:style style:parent-style-name="1158" style:list-style-name="WWNum137" style:family="paragraph" style:name="P71">
      <style:text-properties/>
      <style:paragraph-properties fo:text-align="left"/>
    </style:style>
    <style:style style:family="text" style:name="T1693">
      <style:text-properties fo:language="es" fo:country="ES" fo:font-weight="bold"/>
    </style:style>
    <style:style style:family="text" style:name="T1694">
      <style:text-properties fo:font-size="8pt" fo:language="es" fo:country="ES"/>
    </style:style>
    <style:style style:family="text" style:name="T1695">
      <style:text-properties fo:language="es" fo:country="ES"/>
    </style:style>
    <style:style style:family="text" style:name="T1696">
      <style:text-properties fo:font-size="9pt" fo:language="es" fo:country="ES"/>
    </style:style>
    <style:style style:family="text" style:name="T1697">
      <style:text-properties fo:language="es" fo:country="ES"/>
    </style:style>
    <style:style style:parent-style-name="1158" style:list-style-name="WWNum137" style:family="paragraph" style:name="P72">
      <style:text-properties/>
      <style:paragraph-properties fo:text-align="left"/>
    </style:style>
    <style:style style:family="text" style:name="T1698">
      <style:text-properties fo:language="es" fo:country="ES" fo:font-weight="bold"/>
    </style:style>
    <style:style style:family="text" style:name="T1699">
      <style:text-properties fo:font-size="8pt" fo:language="es" fo:country="ES"/>
    </style:style>
    <style:style style:family="text" style:name="T1700">
      <style:text-properties fo:language="es" fo:country="ES"/>
    </style:style>
    <style:style style:family="text" style:name="T1701">
      <style:text-properties fo:font-size="9pt" fo:language="es" fo:country="ES"/>
    </style:style>
    <style:style style:family="text" style:name="T1702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3" style:family="paragraph" style:name="P73">
      <style:text-properties/>
      <style:paragraph-properties fo:text-align="left"/>
    </style:style>
    <style:style style:family="text" style:name="T1703">
      <style:text-properties fo:language="es" fo:country="ES" fo:font-weight="bold"/>
    </style:style>
    <style:style style:family="text" style:name="T1704">
      <style:text-properties fo:font-size="8pt" fo:language="es" fo:country="ES"/>
    </style:style>
    <style:style style:family="text" style:name="T1705">
      <style:text-properties fo:language="es" fo:country="ES"/>
    </style:style>
    <style:style style:family="text" style:name="T1706">
      <style:text-properties fo:font-size="9pt" fo:language="es" fo:country="ES"/>
    </style:style>
    <style:style style:family="text" style:name="T1707">
      <style:text-properties fo:language="es" fo:country="ES"/>
    </style:style>
    <style:style style:parent-style-name="1158" style:list-style-name="WWNum23" style:family="paragraph" style:name="P74">
      <style:text-properties/>
      <style:paragraph-properties fo:text-align="left"/>
    </style:style>
    <style:style style:family="text" style:name="T1708">
      <style:text-properties fo:language="es" fo:country="ES" fo:font-weight="bold"/>
    </style:style>
    <style:style style:family="text" style:name="T1709">
      <style:text-properties fo:language="es" fo:country="ES"/>
    </style:style>
    <style:style style:family="text" style:name="T1710">
      <style:text-properties fo:font-size="8pt" fo:language="es" fo:country="ES"/>
    </style:style>
    <style:style style:family="text" style:name="T1711">
      <style:text-properties fo:language="es" fo:country="ES"/>
    </style:style>
    <style:style style:family="text" style:name="T1712">
      <style:text-properties fo:font-size="9pt" fo:language="es" fo:country="ES"/>
    </style:style>
    <style:style style:family="text" style:name="T1713">
      <style:text-properties fo:language="es" fo:country="ES"/>
    </style:style>
    <style:style style:family="paragraph" style:name="P75">
      <style:text-properties/>
      <style:paragraph-properties fo:text-align="center" fo:margin-left="0cm" fo:text-indent="0cm"/>
    </style:style>
    <style:style style:family="text" style:name="T1714">
      <style:text-properties fo:font-size="9pt" fo:language="es" fo:country="ES"/>
    </style:style>
    <style:style style:family="text" style:name="T1715">
      <style:text-properties fo:font-size="9pt" fo:language="es" fo:country="ES"/>
    </style:style>
    <style:style style:parent-style-name="1158" style:list-style-name="WWNum121" style:family="paragraph" style:name="P76">
      <style:text-properties/>
      <style:paragraph-properties fo:text-align="left"/>
    </style:style>
    <style:style style:family="text" style:name="T1716">
      <style:text-properties fo:font-size="11pt" fo:language="es" fo:country="ES" fo:font-weight="bold"/>
    </style:style>
    <style:style style:family="text" style:name="T1717">
      <style:text-properties fo:font-size="9pt" fo:language="es" fo:country="ES"/>
    </style:style>
    <style:style style:family="text" style:name="T1718">
      <style:text-properties fo:font-size="8pt" fo:language="es" fo:country="ES"/>
    </style:style>
    <style:style style:family="text" style:name="T1719">
      <style:text-properties fo:font-size="9pt" fo:language="es" fo:country="ES"/>
    </style:style>
    <style:style style:family="text" style:name="T1720">
      <style:text-properties fo:language="es" fo:country="ES"/>
    </style:style>
    <style:style style:parent-style-name="1158" style:list-style-name="WWNum121" style:family="paragraph" style:name="P77">
      <style:text-properties/>
      <style:paragraph-properties fo:text-align="left"/>
    </style:style>
    <style:style style:family="text" style:name="T1721">
      <style:text-properties fo:font-size="11pt" fo:language="es" fo:country="ES" fo:font-weight="bold"/>
    </style:style>
    <style:style style:family="text" style:name="T1722">
      <style:text-properties fo:font-size="8pt" fo:language="es" fo:country="ES"/>
    </style:style>
    <style:style style:family="text" style:name="T1723">
      <style:text-properties fo:font-size="9pt" fo:language="es" fo:country="ES"/>
    </style:style>
    <style:style style:family="text" style:name="T1724">
      <style:text-properties fo:font-size="9pt" fo:language="es" fo:country="ES"/>
    </style:style>
    <style:style style:parent-style-name="1158" style:list-style-name="WWNum115" style:family="paragraph" style:name="P78">
      <style:text-properties/>
      <style:paragraph-properties fo:text-align="left"/>
    </style:style>
    <style:style style:family="text" style:name="T1725">
      <style:text-properties fo:font-size="11pt" fo:language="es" fo:country="ES" fo:font-weight="bold"/>
    </style:style>
    <style:style style:family="text" style:name="T1726">
      <style:text-properties fo:font-size="8pt" fo:language="es" fo:country="ES"/>
    </style:style>
    <style:style style:family="text" style:name="T1727">
      <style:text-properties fo:font-size="9pt" fo:language="es" fo:country="ES"/>
    </style:style>
    <style:style style:family="text" style:name="T1728">
      <style:text-properties fo:language="es" fo:country="ES"/>
    </style:style>
    <style:style style:parent-style-name="1158" style:list-style-name="WWNum143" style:family="paragraph" style:name="P79">
      <style:text-properties/>
      <style:paragraph-properties fo:text-align="left"/>
    </style:style>
    <style:style style:family="text" style:name="T1729">
      <style:text-properties fo:font-size="11pt" fo:language="es" fo:country="ES" fo:font-weight="bold"/>
    </style:style>
    <style:style style:family="text" style:name="T1730">
      <style:text-properties fo:font-size="8pt" fo:language="es" fo:country="ES"/>
    </style:style>
    <style:style style:family="text" style:name="T1731">
      <style:text-properties fo:font-size="9pt" fo:language="es" fo:country="ES"/>
    </style:style>
    <style:style style:family="text" style:name="T1732">
      <style:text-properties fo:language="es" fo:country="ES"/>
    </style:style>
    <style:style style:family="paragraph" style:name="P80">
      <style:text-properties/>
      <style:paragraph-properties fo:text-align="center" fo:margin-left="0cm" fo:text-indent="0cm"/>
    </style:style>
    <style:style style:family="text" style:name="T1733">
      <style:text-properties fo:font-size="9pt" fo:language="es" fo:country="ES"/>
    </style:style>
    <style:style style:family="text" style:name="T1734">
      <style:text-properties fo:language="es" fo:country="ES"/>
    </style:style>
    <style:style style:family="paragraph" style:name="P81">
      <style:text-properties/>
      <style:paragraph-properties/>
    </style:style>
    <style:style style:family="text" style:name="T1735">
      <style:text-properties fo:font-size="3pt" fo:language="es" fo:country="ES" fo:font-weight="bold"/>
    </style:style>
    <style:style style:family="text" style:name="T1736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1737">
      <style:text-properties fo:language="es" fo:country="ES" fo:font-weight="bold"/>
    </style:style>
    <style:style style:family="text" style:name="T1738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3" style:family="paragraph" style:name="P83">
      <style:text-properties/>
      <style:paragraph-properties fo:text-align="left"/>
    </style:style>
    <style:style style:family="text" style:name="T1739">
      <style:text-properties fo:font-size="11pt" fo:language="es" fo:country="ES" fo:font-weight="bold"/>
    </style:style>
    <style:style style:family="text" style:name="T1740">
      <style:text-properties fo:font-size="9pt" fo:language="es" fo:country="ES" fo:font-weight="bold"/>
    </style:style>
    <style:style style:family="text" style:name="T1741">
      <style:text-properties fo:font-size="8pt" fo:language="es" fo:country="ES"/>
    </style:style>
    <style:style style:family="text" style:name="T1742">
      <style:text-properties fo:language="es" fo:country="ES"/>
    </style:style>
    <style:style style:family="text" style:name="T1743">
      <style:text-properties fo:font-size="9pt" fo:language="es" fo:country="ES"/>
    </style:style>
    <style:style style:family="text" style:name="T1744">
      <style:text-properties fo:language="es" fo:country="ES"/>
    </style:style>
    <style:style style:parent-style-name="1158" style:list-style-name="WWNum5" style:family="paragraph" style:name="P84">
      <style:text-properties/>
      <style:paragraph-properties fo:text-align="left"/>
    </style:style>
    <style:style style:family="text" style:name="T1745">
      <style:text-properties fo:font-size="11pt" fo:language="es" fo:country="ES" fo:font-weight="bold"/>
    </style:style>
    <style:style style:family="text" style:name="T1746">
      <style:text-properties fo:font-size="9pt" fo:language="es" fo:country="ES" fo:font-weight="bold"/>
    </style:style>
    <style:style style:family="text" style:name="T1747">
      <style:text-properties fo:font-size="8pt" fo:language="es" fo:country="ES"/>
    </style:style>
    <style:style style:family="text" style:name="T1748">
      <style:text-properties fo:language="es" fo:country="ES"/>
    </style:style>
    <style:style style:family="text" style:name="T1749">
      <style:text-properties fo:font-size="9pt" fo:language="es" fo:country="ES"/>
    </style:style>
    <style:style style:family="text" style:name="T1750">
      <style:text-properties fo:language="es" fo:country="ES"/>
    </style:style>
    <style:style style:parent-style-name="1158" style:list-style-name="WWNum5" style:family="paragraph" style:name="P85">
      <style:text-properties/>
      <style:paragraph-properties fo:text-align="left"/>
    </style:style>
    <style:style style:family="text" style:name="T1751">
      <style:text-properties fo:font-size="11pt" fo:language="es" fo:country="ES" fo:font-weight="bold"/>
    </style:style>
    <style:style style:family="text" style:name="T1752">
      <style:text-properties fo:font-size="9pt" fo:language="es" fo:country="ES"/>
    </style:style>
    <style:style style:family="text" style:name="T1753">
      <style:text-properties fo:font-size="8pt" fo:language="es" fo:country="ES"/>
    </style:style>
    <style:style style:family="text" style:name="T1754">
      <style:text-properties fo:language="es" fo:country="ES"/>
    </style:style>
    <style:style style:family="text" style:name="T1755">
      <style:text-properties fo:font-size="9pt" fo:language="es" fo:country="ES"/>
    </style:style>
    <style:style style:family="text" style:name="T1756">
      <style:text-properties fo:language="es" fo:country="ES"/>
    </style:style>
    <style:style style:parent-style-name="1158" style:list-style-name="WWNum5" style:family="paragraph" style:name="P86">
      <style:text-properties/>
      <style:paragraph-properties fo:text-align="left"/>
    </style:style>
    <style:style style:family="text" style:name="T1757">
      <style:text-properties fo:font-size="11pt" fo:language="es" fo:country="ES" fo:font-weight="bold"/>
    </style:style>
    <style:style style:family="text" style:name="T1758">
      <style:text-properties fo:font-size="9pt" fo:language="es" fo:country="ES"/>
    </style:style>
    <style:style style:family="text" style:name="T1759">
      <style:text-properties fo:language="es" fo:country="ES"/>
    </style:style>
    <style:style style:parent-style-name="1158" style:list-style-name="WWNum5" style:family="paragraph" style:name="P87">
      <style:text-properties/>
      <style:paragraph-properties fo:text-align="left"/>
    </style:style>
    <style:style style:family="text" style:name="T1760">
      <style:text-properties fo:font-size="11pt" fo:language="es" fo:country="ES" fo:font-weight="bold"/>
    </style:style>
    <style:style style:family="text" style:name="T1761">
      <style:text-properties fo:font-size="9pt" fo:language="es" fo:country="ES" fo:font-weight="bold"/>
    </style:style>
    <style:style style:family="text" style:name="T1762">
      <style:text-properties fo:font-size="8pt" fo:language="es" fo:country="ES"/>
    </style:style>
    <style:style style:family="text" style:name="T1763">
      <style:text-properties fo:font-size="11pt" fo:language="es" fo:country="ES" fo:font-weight="bold"/>
    </style:style>
    <style:style style:family="text" style:name="T1764">
      <style:text-properties fo:font-size="11pt" fo:language="es" fo:country="ES"/>
    </style:style>
    <style:style style:family="text" style:name="T1765">
      <style:text-properties fo:font-size="8pt" fo:language="es" fo:country="ES"/>
    </style:style>
    <style:style style:family="text" style:name="T1766">
      <style:text-properties fo:language="es" fo:country="ES"/>
    </style:style>
    <style:style style:family="text" style:name="T1767">
      <style:text-properties fo:font-size="9pt" fo:language="es" fo:country="ES"/>
    </style:style>
    <style:style style:family="text" style:name="T1768">
      <style:text-properties fo:language="es" fo:country="ES"/>
    </style:style>
    <style:style style:parent-style-name="1158" style:list-style-name="WWNum5" style:family="paragraph" style:name="P88">
      <style:text-properties/>
      <style:paragraph-properties fo:text-align="left"/>
    </style:style>
    <style:style style:family="text" style:name="T1769">
      <style:text-properties fo:font-size="11pt" fo:language="es" fo:country="ES" fo:font-weight="bold"/>
    </style:style>
    <style:style style:family="text" style:name="T1770">
      <style:text-properties fo:font-size="9pt" fo:language="es" fo:country="ES"/>
    </style:style>
    <style:style style:family="text" style:name="T1771">
      <style:text-properties fo:font-size="8pt" fo:language="es" fo:country="ES"/>
    </style:style>
    <style:style style:family="text" style:name="T1772">
      <style:text-properties fo:font-size="8pt" fo:language="es" fo:country="ES" fo:font-weight="bold"/>
    </style:style>
    <style:style style:family="text" style:name="T1773">
      <style:text-properties fo:font-size="11pt" fo:language="es" fo:country="ES" fo:font-weight="bold"/>
    </style:style>
    <style:style style:family="text" style:name="T1774">
      <style:text-properties fo:font-size="11pt" fo:language="es" fo:country="ES"/>
    </style:style>
    <style:style style:family="text" style:name="T1775">
      <style:text-properties fo:font-size="8pt" fo:language="es" fo:country="ES"/>
    </style:style>
    <style:style style:family="text" style:name="T1776">
      <style:text-properties fo:language="es" fo:country="ES"/>
    </style:style>
    <style:style style:family="text" style:name="T1777">
      <style:text-properties fo:font-size="9pt" fo:language="es" fo:country="ES"/>
    </style:style>
    <style:style style:family="text" style:name="T1778">
      <style:text-properties fo:language="es" fo:country="ES"/>
    </style:style>
    <style:style style:parent-style-name="1158" style:list-style-name="WWNum5" style:family="paragraph" style:name="P89">
      <style:text-properties/>
      <style:paragraph-properties fo:text-align="left"/>
    </style:style>
    <style:style style:family="text" style:name="T1779">
      <style:text-properties fo:font-size="11pt" fo:language="es" fo:country="ES" fo:font-weight="bold"/>
    </style:style>
    <style:style style:family="text" style:name="T1780">
      <style:text-properties fo:font-size="11pt" fo:language="es" fo:country="ES"/>
    </style:style>
    <style:style style:family="text" style:name="T1781">
      <style:text-properties fo:font-size="8pt" fo:language="es" fo:country="ES"/>
    </style:style>
    <style:style style:family="text" style:name="T1782">
      <style:text-properties fo:language="es" fo:country="ES"/>
    </style:style>
    <style:style style:family="text" style:name="T1783">
      <style:text-properties fo:font-size="9pt" fo:language="es" fo:country="ES"/>
    </style:style>
    <style:style style:family="text" style:name="T1784">
      <style:text-properties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1785">
      <style:text-properties fo:font-size="9pt" fo:language="es" fo:country="ES"/>
    </style:style>
    <style:style style:family="text" style:name="T1786">
      <style:text-properties fo:font-size="9pt" fo:language="es" fo:country="ES"/>
    </style:style>
    <style:style style:parent-style-name="1158" style:list-style-name="WWNum3" style:family="paragraph" style:name="P91">
      <style:text-properties/>
      <style:paragraph-properties fo:text-align="left"/>
    </style:style>
    <style:style style:family="text" style:name="T1787">
      <style:text-properties fo:font-size="11pt" fo:language="es" fo:country="ES" fo:font-weight="bold"/>
    </style:style>
    <style:style style:family="text" style:name="T1788">
      <style:text-properties fo:font-size="9pt" fo:language="es" fo:country="ES" fo:font-weight="bold"/>
    </style:style>
    <style:style style:family="text" style:name="T1789">
      <style:text-properties fo:font-size="8pt" fo:language="es" fo:country="ES"/>
    </style:style>
    <style:style style:family="text" style:name="T1790">
      <style:text-properties fo:language="es" fo:country="ES"/>
    </style:style>
    <style:style style:family="text" style:name="T1791">
      <style:text-properties fo:font-size="9pt" fo:language="es" fo:country="ES"/>
    </style:style>
    <style:style style:family="text" style:name="T1792">
      <style:text-properties fo:font-size="9pt" fo:language="es" fo:country="ES"/>
    </style:style>
    <style:style style:parent-style-name="1158" style:list-style-name="WWNum158" style:family="paragraph" style:name="P92">
      <style:text-properties/>
      <style:paragraph-properties fo:text-align="left"/>
    </style:style>
    <style:style style:family="text" style:name="T1793">
      <style:text-properties fo:font-size="11pt" fo:language="es" fo:country="ES" fo:font-weight="bold"/>
    </style:style>
    <style:style style:family="text" style:name="T1794">
      <style:text-properties fo:font-size="9pt" fo:language="es" fo:country="ES" fo:font-weight="bold"/>
    </style:style>
    <style:style style:family="text" style:name="T1795">
      <style:text-properties fo:font-size="8pt" fo:language="es" fo:country="ES"/>
    </style:style>
    <style:style style:family="text" style:name="T1796">
      <style:text-properties fo:language="es" fo:country="ES"/>
    </style:style>
    <style:style style:family="text" style:name="T1797">
      <style:text-properties fo:font-size="9pt" fo:language="es" fo:country="ES"/>
    </style:style>
    <style:style style:family="text" style:name="T1798">
      <style:text-properties fo:font-size="9pt" fo:language="es" fo:country="ES"/>
    </style:style>
    <style:style style:parent-style-name="1158" style:list-style-name="WWNum156" style:family="paragraph" style:name="P93">
      <style:text-properties/>
      <style:paragraph-properties fo:text-align="left"/>
    </style:style>
    <style:style style:family="text" style:name="T1799">
      <style:text-properties fo:language="es" fo:country="ES"/>
    </style:style>
    <style:style style:family="text" style:name="T1800">
      <style:text-properties fo:font-size="11pt" fo:language="es" fo:country="ES" fo:font-weight="bold"/>
    </style:style>
    <style:style style:family="text" style:name="T1801">
      <style:text-properties fo:font-size="11pt" fo:language="es" fo:country="ES"/>
    </style:style>
    <style:style style:family="text" style:name="T1802">
      <style:text-properties fo:font-size="8pt" fo:language="es" fo:country="ES"/>
    </style:style>
    <style:style style:family="text" style:name="T1803">
      <style:text-properties fo:language="es" fo:country="ES"/>
    </style:style>
    <style:style style:family="text" style:name="T1804">
      <style:text-properties fo:font-size="9pt" fo:language="es" fo:country="ES"/>
    </style:style>
    <style:style style:family="text" style:name="T1805">
      <style:text-properties fo:language="es" fo:country="ES"/>
    </style:style>
    <style:style style:parent-style-name="1158" style:list-style-name="WWNum157" style:family="paragraph" style:name="P94">
      <style:text-properties/>
      <style:paragraph-properties fo:text-align="left"/>
    </style:style>
    <style:style style:family="text" style:name="T1806">
      <style:text-properties fo:language="es" fo:country="ES"/>
    </style:style>
    <style:style style:family="text" style:name="T1807">
      <style:text-properties fo:font-size="11pt" fo:language="es" fo:country="ES" fo:font-weight="bold"/>
    </style:style>
    <style:style style:family="text" style:name="T1808">
      <style:text-properties fo:font-size="11pt" fo:language="es" fo:country="ES"/>
    </style:style>
    <style:style style:family="text" style:name="T1809">
      <style:text-properties fo:font-size="8pt" fo:language="es" fo:country="ES"/>
    </style:style>
    <style:style style:family="text" style:name="T1810">
      <style:text-properties fo:language="es" fo:country="ES"/>
    </style:style>
    <style:style style:family="text" style:name="T1811">
      <style:text-properties fo:font-size="9pt" fo:language="es" fo:country="ES"/>
    </style:style>
    <style:style style:family="text" style:name="T1812">
      <style:text-properties fo:language="es" fo:country="ES"/>
    </style:style>
    <style:style style:parent-style-name="1158" style:list-style-name="WWNum129" style:family="paragraph" style:name="P95">
      <style:text-properties/>
      <style:paragraph-properties fo:text-align="left"/>
    </style:style>
    <style:style style:family="text" style:name="T1813">
      <style:text-properties fo:language="es" fo:country="ES" fo:font-weight="bold"/>
    </style:style>
    <style:style style:family="text" style:name="T1814">
      <style:text-properties fo:font-size="9pt" fo:language="es" fo:country="ES" fo:font-weight="bold"/>
    </style:style>
    <style:style style:family="text" style:name="T1815">
      <style:text-properties fo:font-size="8pt" fo:language="es" fo:country="ES"/>
    </style:style>
    <style:style style:family="text" style:name="T1816">
      <style:text-properties fo:language="es" fo:country="ES"/>
    </style:style>
    <style:style style:family="text" style:name="T1817">
      <style:text-properties fo:font-size="9pt" fo:language="es" fo:country="ES"/>
    </style:style>
    <style:style style:family="text" style:name="T1818">
      <style:text-properties fo:language="es" fo:country="ES"/>
    </style:style>
    <style:style style:parent-style-name="1158" style:list-style-name="WWNum129" style:family="paragraph" style:name="P96">
      <style:text-properties/>
      <style:paragraph-properties fo:text-align="left"/>
    </style:style>
    <style:style style:family="text" style:name="T1819">
      <style:text-properties fo:language="es" fo:country="ES" fo:font-weight="bold"/>
    </style:style>
    <style:style style:family="text" style:name="T1820">
      <style:text-properties fo:font-size="9pt" fo:language="es" fo:country="ES" fo:font-weight="bold"/>
    </style:style>
    <style:style style:family="text" style:name="T1821">
      <style:text-properties fo:font-size="8pt" fo:language="es" fo:country="ES"/>
    </style:style>
    <style:style style:family="text" style:name="T1822">
      <style:text-properties fo:language="es" fo:country="ES"/>
    </style:style>
    <style:style style:family="text" style:name="T1823">
      <style:text-properties fo:font-size="9pt" fo:language="es" fo:country="ES"/>
    </style:style>
    <style:style style:family="text" style:name="T1824">
      <style:text-properties fo:language="es" fo:country="ES"/>
    </style:style>
    <style:style style:parent-style-name="1158" style:list-style-name="WWNum146" style:family="paragraph" style:name="P97">
      <style:text-properties/>
      <style:paragraph-properties fo:text-align="left"/>
    </style:style>
    <style:style style:family="text" style:name="T1825">
      <style:text-properties fo:font-size="11pt" fo:language="es" fo:country="ES" fo:font-weight="bold"/>
    </style:style>
    <style:style style:family="text" style:name="T1826">
      <style:text-properties fo:font-size="9pt" fo:language="es" fo:country="ES"/>
    </style:style>
    <style:style style:family="text" style:name="T1827">
      <style:text-properties fo:font-size="8pt" fo:language="es" fo:country="ES"/>
    </style:style>
    <style:style style:family="text" style:name="T1828">
      <style:text-properties fo:language="es" fo:country="ES"/>
    </style:style>
    <style:style style:family="text" style:name="T1829">
      <style:text-properties fo:font-size="9pt" fo:language="es" fo:country="ES"/>
    </style:style>
    <style:style style:family="text" style:name="T1830">
      <style:text-properties fo:font-size="9pt" fo:language="es" fo:country="ES"/>
    </style:style>
    <style:style style:parent-style-name="1158" style:list-style-name="WWNum147" style:family="paragraph" style:name="P98">
      <style:text-properties/>
      <style:paragraph-properties fo:text-align="left"/>
    </style:style>
    <style:style style:family="text" style:name="T1831">
      <style:text-properties fo:font-size="11pt" fo:language="es" fo:country="ES" fo:font-weight="bold"/>
    </style:style>
    <style:style style:family="text" style:name="T1832">
      <style:text-properties fo:font-size="9pt" fo:language="es" fo:country="ES"/>
    </style:style>
    <style:style style:family="text" style:name="T1833">
      <style:text-properties fo:font-size="8pt" fo:language="es" fo:country="ES"/>
    </style:style>
    <style:style style:family="text" style:name="T1834">
      <style:text-properties fo:language="es" fo:country="ES"/>
    </style:style>
    <style:style style:family="text" style:name="T1835">
      <style:text-properties fo:font-size="9pt" fo:language="es" fo:country="ES"/>
    </style:style>
    <style:style style:family="text" style:name="T1836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61" style:family="paragraph" style:name="P99">
      <style:text-properties/>
      <style:paragraph-properties fo:text-align="left"/>
    </style:style>
    <style:style style:family="text" style:name="T1837">
      <style:text-properties fo:font-size="11pt" fo:language="es" fo:country="ES" fo:font-weight="bold"/>
    </style:style>
    <style:style style:family="text" style:name="T1838">
      <style:text-properties fo:font-size="9pt" fo:language="es" fo:country="ES" fo:font-weight="bold"/>
    </style:style>
    <style:style style:family="text" style:name="T1839">
      <style:text-properties fo:font-size="8pt" fo:language="es" fo:country="ES"/>
    </style:style>
    <style:style style:family="text" style:name="T1840">
      <style:text-properties fo:language="es" fo:country="ES"/>
    </style:style>
    <style:style style:family="text" style:name="T1841">
      <style:text-properties fo:font-size="9pt" fo:language="es" fo:country="ES"/>
    </style:style>
    <style:style style:family="text" style:name="T1842">
      <style:text-properties fo:font-size="9pt" fo:language="es" fo:country="ES"/>
    </style:style>
    <style:style style:parent-style-name="1158" style:list-style-name="WWNum159" style:family="paragraph" style:name="P100">
      <style:text-properties/>
      <style:paragraph-properties fo:text-align="left"/>
    </style:style>
    <style:style style:family="text" style:name="T1843">
      <style:text-properties fo:language="es" fo:country="ES" fo:font-weight="bold"/>
    </style:style>
    <style:style style:family="text" style:name="T1844">
      <style:text-properties fo:font-size="8pt" fo:language="es" fo:country="ES"/>
    </style:style>
    <style:style style:family="text" style:name="T1845">
      <style:text-properties fo:font-size="9pt" fo:language="es" fo:country="ES"/>
    </style:style>
    <style:style style:family="text" style:name="T1846">
      <style:text-properties fo:font-size="9pt" fo:language="es" fo:country="ES"/>
    </style:style>
    <style:style style:parent-style-name="1158" style:list-style-name="WWNum160" style:family="paragraph" style:name="P101">
      <style:text-properties/>
      <style:paragraph-properties fo:text-align="left"/>
    </style:style>
    <style:style style:family="text" style:name="T1847">
      <style:text-properties fo:language="es" fo:country="ES" fo:font-weight="bold"/>
    </style:style>
    <style:style style:family="text" style:name="T1848">
      <style:text-properties fo:language="es" fo:country="ES"/>
    </style:style>
    <style:style style:family="text" style:name="T1849">
      <style:text-properties fo:font-size="8pt" fo:language="es" fo:country="ES"/>
    </style:style>
    <style:style style:family="text" style:name="T1850">
      <style:text-properties fo:font-size="9pt" fo:language="es" fo:country="ES"/>
    </style:style>
    <style:style style:family="text" style:name="T1851">
      <style:text-properties fo:font-size="9pt" fo:language="es" fo:country="ES"/>
    </style:style>
    <style:style style:parent-style-name="1158" style:list-style-name="WWNum148" style:family="paragraph" style:name="P102">
      <style:text-properties/>
      <style:paragraph-properties fo:text-align="left"/>
    </style:style>
    <style:style style:family="text" style:name="T1852">
      <style:text-properties fo:language="es" fo:country="ES" fo:font-weight="bold"/>
    </style:style>
    <style:style style:family="text" style:name="T1853">
      <style:text-properties fo:font-size="9pt" fo:language="es" fo:country="ES" fo:font-weight="bold"/>
    </style:style>
    <style:style style:family="text" style:name="T1854">
      <style:text-properties fo:font-size="8pt" fo:language="es" fo:country="ES"/>
    </style:style>
    <style:style style:family="text" style:name="T1855">
      <style:text-properties fo:language="es" fo:country="ES"/>
    </style:style>
    <style:style style:family="text" style:name="T1856">
      <style:text-properties fo:font-size="9pt" fo:language="es" fo:country="ES"/>
    </style:style>
    <style:style style:family="text" style:name="T1857">
      <style:text-properties fo:language="es" fo:country="ES"/>
    </style:style>
    <style:style style:parent-style-name="1158" style:list-style-name="WWNum136" style:family="paragraph" style:name="P103">
      <style:text-properties/>
      <style:paragraph-properties fo:text-align="left"/>
    </style:style>
    <style:style style:family="text" style:name="T1858">
      <style:text-properties fo:language="es" fo:country="ES" fo:font-weight="bold"/>
    </style:style>
    <style:style style:family="text" style:name="T1859">
      <style:text-properties fo:font-size="9pt" fo:language="es" fo:country="ES" fo:font-weight="bold"/>
    </style:style>
    <style:style style:family="text" style:name="T1860">
      <style:text-properties fo:font-size="8pt" fo:language="es" fo:country="ES"/>
    </style:style>
    <style:style style:family="text" style:name="T1861">
      <style:text-properties fo:language="es" fo:country="ES"/>
    </style:style>
    <style:style style:family="text" style:name="T1862">
      <style:text-properties fo:font-size="9pt" fo:language="es" fo:country="ES"/>
    </style:style>
    <style:style style:family="text" style:name="T1863">
      <style:text-properties fo:font-size="9pt" fo:language="es" fo:country="ES"/>
    </style:style>
    <style:style style:family="text" style:name="T1864">
      <style:text-properties fo:language="es" fo:country="ES"/>
    </style:style>
    <style:style style:family="paragraph" style:name="P104">
      <style:text-properties/>
      <style:paragraph-properties fo:text-align="center" fo:margin-left="0cm" fo:text-indent="0cm"/>
    </style:style>
    <style:style style:family="text" style:name="T1865">
      <style:text-properties fo:font-size="9pt" fo:language="es" fo:country="ES"/>
    </style:style>
    <style:style style:family="text" style:name="T1866">
      <style:text-properties fo:font-size="9pt" fo:language="es" fo:country="ES"/>
    </style:style>
    <style:style style:parent-style-name="1158" style:list-style-name="WWNum14" style:family="paragraph" style:name="P105">
      <style:text-properties/>
      <style:paragraph-properties fo:text-align="left"/>
    </style:style>
    <style:style style:family="text" style:name="T1867">
      <style:text-properties fo:language="es" fo:country="ES" fo:font-weight="bold"/>
    </style:style>
    <style:style style:family="text" style:name="T1868">
      <style:text-properties fo:font-size="8pt" fo:language="es" fo:country="ES"/>
    </style:style>
    <style:style style:family="text" style:name="T1869">
      <style:text-properties fo:language="es" fo:country="ES"/>
    </style:style>
    <style:style style:family="text" style:name="T1870">
      <style:text-properties fo:font-size="9pt" fo:language="es" fo:country="ES" fo:font-weight="normal"/>
    </style:style>
    <style:style style:family="text" style:name="T1871">
      <style:text-properties fo:language="es" fo:country="ES"/>
    </style:style>
    <style:style style:family="paragraph" style:name="P106">
      <style:text-properties/>
      <style:paragraph-properties fo:text-align="center" fo:margin-left="0cm" fo:text-indent="0cm"/>
    </style:style>
    <style:style style:family="text" style:name="T1872">
      <style:text-properties fo:font-size="9pt" fo:language="es" fo:country="ES"/>
    </style:style>
    <style:style style:family="text" style:name="T1873">
      <style:text-properties fo:font-size="9pt" fo:language="es" fo:country="ES"/>
    </style:style>
    <style:style style:parent-style-name="1158" style:list-style-name="WWNum3" style:family="paragraph" style:name="P107">
      <style:text-properties/>
      <style:paragraph-properties fo:text-align="left"/>
    </style:style>
    <style:style style:family="text" style:name="T1874">
      <style:text-properties fo:font-size="11pt" fo:language="es" fo:country="ES"/>
    </style:style>
    <style:style style:family="text" style:name="T1875">
      <style:text-properties fo:font-size="11pt" fo:language="es" fo:country="ES" fo:font-weight="bold"/>
    </style:style>
    <style:style style:family="text" style:name="T1876">
      <style:text-properties fo:font-size="11pt" fo:language="es" fo:country="ES"/>
    </style:style>
    <style:style style:family="text" style:name="T1877">
      <style:text-properties fo:font-size="8pt" fo:language="es" fo:country="ES"/>
    </style:style>
    <style:style style:family="text" style:name="T1878">
      <style:text-properties fo:language="es" fo:country="ES"/>
    </style:style>
    <style:style style:family="text" style:name="T1879">
      <style:text-properties fo:font-size="9pt" fo:language="es" fo:country="ES"/>
    </style:style>
    <style:style style:family="text" style:name="T1880">
      <style:text-properties fo:language="es" fo:country="ES"/>
    </style:style>
    <style:style style:parent-style-name="1158" style:list-style-name="WWNum112" style:family="paragraph" style:name="P108">
      <style:text-properties/>
      <style:paragraph-properties fo:text-align="left"/>
    </style:style>
    <style:style style:family="text" style:name="T1881">
      <style:text-properties fo:language="es" fo:country="ES" fo:font-weight="bold"/>
    </style:style>
    <style:style style:family="text" style:name="T1882">
      <style:text-properties fo:font-size="9pt" fo:language="es" fo:country="ES" fo:font-weight="bold"/>
    </style:style>
    <style:style style:family="text" style:name="T1883">
      <style:text-properties fo:font-size="8pt" fo:language="es" fo:country="ES"/>
    </style:style>
    <style:style style:family="text" style:name="T1884">
      <style:text-properties fo:language="es" fo:country="ES"/>
    </style:style>
    <style:style style:family="text" style:name="T1885">
      <style:text-properties fo:language="es" fo:country="ES"/>
    </style:style>
    <style:style style:parent-style-name="1158" style:list-style-name="WWNum114" style:family="paragraph" style:name="P109">
      <style:text-properties/>
      <style:paragraph-properties fo:text-align="left"/>
    </style:style>
    <style:style style:family="text" style:name="T1886">
      <style:text-properties fo:font-size="9pt" fo:language="es" fo:country="ES"/>
    </style:style>
    <style:style style:family="text" style:name="T1887">
      <style:text-properties fo:language="es" fo:country="ES" fo:font-weight="bold"/>
    </style:style>
    <style:style style:family="text" style:name="T1888">
      <style:text-properties fo:font-size="9pt" fo:language="es" fo:country="ES" fo:font-weight="bold"/>
    </style:style>
    <style:style style:family="text" style:name="T1889">
      <style:text-properties fo:font-size="8pt" fo:language="es" fo:country="ES"/>
    </style:style>
    <style:style style:family="text" style:name="T1890">
      <style:text-properties fo:language="es" fo:country="ES"/>
    </style:style>
    <style:style style:family="text" style:name="T1891">
      <style:text-properties fo:language="es" fo:country="ES"/>
    </style:style>
    <style:style style:parent-style-name="1158" style:list-style-name="WWNum114" style:family="paragraph" style:name="P110">
      <style:text-properties/>
      <style:paragraph-properties fo:text-align="left"/>
    </style:style>
    <style:style style:family="text" style:name="T1892">
      <style:text-properties fo:language="es" fo:country="ES" fo:font-weight="bold"/>
    </style:style>
    <style:style style:family="text" style:name="T1893">
      <style:text-properties fo:font-size="9pt" fo:language="es" fo:country="ES" fo:font-weight="bold"/>
    </style:style>
    <style:style style:family="text" style:name="T1894">
      <style:text-properties fo:font-size="8pt" fo:language="es" fo:country="ES"/>
    </style:style>
    <style:style style:family="text" style:name="T1895">
      <style:text-properties fo:language="es" fo:country="ES"/>
    </style:style>
    <style:style style:family="text" style:name="T1896">
      <style:text-properties fo:language="es" fo:country="ES"/>
    </style:style>
    <style:style style:parent-style-name="1158" style:list-style-name="WWNum114" style:family="paragraph" style:name="P111">
      <style:text-properties/>
      <style:paragraph-properties fo:text-align="left"/>
    </style:style>
    <style:style style:family="text" style:name="T1897">
      <style:text-properties fo:language="es" fo:country="ES" fo:font-weight="bold"/>
    </style:style>
    <style:style style:family="text" style:name="T1898">
      <style:text-properties fo:font-size="9pt" fo:language="es" fo:country="ES" fo:font-weight="bold"/>
    </style:style>
    <style:style style:family="text" style:name="T1899">
      <style:text-properties fo:font-size="8pt" fo:language="es" fo:country="ES"/>
    </style:style>
    <style:style style:family="text" style:name="T1900">
      <style:text-properties fo:language="es" fo:country="ES"/>
    </style:style>
    <style:style style:family="text" style:name="T1901">
      <style:text-properties fo:language="es" fo:country="ES"/>
    </style:style>
    <style:style style:parent-style-name="1158" style:list-style-name="WWNum114" style:family="paragraph" style:name="P112">
      <style:text-properties/>
      <style:paragraph-properties fo:text-align="left"/>
    </style:style>
    <style:style style:family="text" style:name="T1902">
      <style:text-properties fo:font-size="9pt" fo:language="es" fo:country="ES"/>
    </style:style>
    <style:style style:family="text" style:name="T1903">
      <style:text-properties fo:font-size="11pt" fo:language="es" fo:country="ES" fo:font-weight="bold"/>
    </style:style>
    <style:style style:family="text" style:name="T1904">
      <style:text-properties fo:font-size="9pt" fo:language="es" fo:country="ES" fo:font-weight="bold"/>
    </style:style>
    <style:style style:family="text" style:name="T1905">
      <style:text-properties fo:font-size="8pt" fo:language="es" fo:country="ES"/>
    </style:style>
    <style:style style:family="text" style:name="T1906">
      <style:text-properties fo:language="es" fo:country="ES"/>
    </style:style>
    <style:style style:family="text" style:name="T1907">
      <style:text-properties fo:font-size="9pt" fo:language="es" fo:country="ES"/>
    </style:style>
    <style:style style:family="text" style:name="T1908">
      <style:text-properties fo:language="es" fo:country="ES"/>
    </style:style>
    <style:style style:parent-style-name="1158" style:list-style-name="WWNum126" style:family="paragraph" style:name="P113">
      <style:text-properties/>
      <style:paragraph-properties fo:text-align="left"/>
    </style:style>
    <style:style style:family="text" style:name="T1909">
      <style:text-properties fo:font-size="9pt" fo:language="es" fo:country="ES"/>
    </style:style>
    <style:style style:family="text" style:name="T1910">
      <style:text-properties fo:font-size="11pt" fo:language="es" fo:country="ES" fo:font-weight="bold"/>
    </style:style>
    <style:style style:family="text" style:name="T1911">
      <style:text-properties fo:font-size="9pt" fo:language="es" fo:country="ES" fo:font-weight="bold"/>
    </style:style>
    <style:style style:family="text" style:name="T1912">
      <style:text-properties fo:font-size="8pt" fo:language="es" fo:country="ES"/>
    </style:style>
    <style:style style:family="text" style:name="T1913">
      <style:text-properties fo:language="es" fo:country="ES"/>
    </style:style>
    <style:style style:family="text" style:name="T1914">
      <style:text-properties fo:font-size="9pt" fo:language="es" fo:country="ES"/>
    </style:style>
    <style:style style:family="text" style:name="T1915">
      <style:text-properties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138" style:family="paragraph" style:name="P114">
      <style:text-properties/>
      <style:paragraph-properties fo:text-align="left"/>
    </style:style>
    <style:style style:family="text" style:name="T1916">
      <style:text-properties fo:language="es" fo:country="ES" fo:font-weight="bold"/>
    </style:style>
    <style:style style:family="text" style:name="T1917">
      <style:text-properties fo:font-size="9pt" fo:language="es" fo:country="ES"/>
    </style:style>
    <style:style style:family="text" style:name="T1918">
      <style:text-properties fo:font-size="8pt" fo:language="es" fo:country="ES"/>
    </style:style>
    <style:style style:family="text" style:name="T1919">
      <style:text-properties fo:language="es" fo:country="ES"/>
    </style:style>
    <style:style style:family="text" style:name="T1920">
      <style:text-properties fo:font-size="9pt" fo:language="es" fo:country="ES"/>
    </style:style>
    <style:style style:family="text" style:name="T1921">
      <style:text-properties fo:language="es" fo:country="ES"/>
    </style:style>
    <style:style style:parent-style-name="1158" style:list-style-name="WWNum138" style:family="paragraph" style:name="P115">
      <style:text-properties/>
      <style:paragraph-properties fo:text-align="left"/>
    </style:style>
    <style:style style:family="text" style:name="T1922">
      <style:text-properties fo:language="es" fo:country="ES"/>
    </style:style>
    <style:style style:family="text" style:name="T1923">
      <style:text-properties fo:language="es" fo:country="ES" fo:font-weight="bold"/>
    </style:style>
    <style:style style:family="text" style:name="T1924">
      <style:text-properties fo:language="es" fo:country="ES" fo:font-weight="bold"/>
    </style:style>
    <style:style style:family="text" style:name="T1925">
      <style:text-properties fo:font-size="9pt" fo:language="es" fo:country="ES"/>
    </style:style>
    <style:style style:family="text" style:name="T1926">
      <style:text-properties fo:font-size="8pt" fo:language="es" fo:country="ES"/>
    </style:style>
    <style:style style:family="text" style:name="T1927">
      <style:text-properties fo:language="es" fo:country="ES"/>
    </style:style>
    <style:style style:family="text" style:name="T1928">
      <style:text-properties fo:font-size="9pt" fo:language="es" fo:country="ES"/>
    </style:style>
    <style:style style:family="text" style:name="T1929">
      <style:text-properties fo:language="es" fo:country="ES"/>
    </style:style>
    <style:style style:parent-style-name="1158" style:list-style-name="WWNum138" style:family="paragraph" style:name="P116">
      <style:text-properties/>
      <style:paragraph-properties fo:text-align="left"/>
    </style:style>
    <style:style style:family="text" style:name="T1930">
      <style:text-properties fo:language="es" fo:country="ES" fo:font-weight="bold"/>
    </style:style>
    <style:style style:family="text" style:name="T1931">
      <style:text-properties fo:font-size="9pt" fo:language="es" fo:country="ES"/>
    </style:style>
    <style:style style:family="text" style:name="T1932">
      <style:text-properties fo:font-size="8pt" fo:language="es" fo:country="ES"/>
    </style:style>
    <style:style style:family="text" style:name="T1933">
      <style:text-properties fo:language="es" fo:country="ES"/>
    </style:style>
    <style:style style:family="text" style:name="T1934">
      <style:text-properties fo:font-size="9pt" fo:language="es" fo:country="ES"/>
    </style:style>
    <style:style style:family="text" style:name="T1935">
      <style:text-properties fo:language="es" fo:country="ES"/>
    </style:style>
    <style:style style:family="paragraph" style:name="P117">
      <style:text-properties/>
      <style:paragraph-properties fo:text-align="center" fo:margin-left="0cm" fo:text-indent="0cm"/>
    </style:style>
    <style:style style:family="text" style:name="T1936">
      <style:text-properties fo:font-size="9pt" fo:language="es" fo:country="ES"/>
    </style:style>
    <style:style style:family="text" style:name="T1937">
      <style:text-properties fo:font-size="9pt" fo:language="es" fo:country="ES"/>
    </style:style>
    <style:style style:parent-style-name="1158" style:list-style-name="WWNum3" style:family="paragraph" style:name="P118">
      <style:text-properties/>
      <style:paragraph-properties fo:text-align="left"/>
    </style:style>
    <style:style style:family="text" style:name="T193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93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940">
      <style:text-properties fo:font-size="9pt" fo:language="es" fo:country="ES" style:text-underline-type="none" style:text-underline-width="auto"/>
    </style:style>
    <style:style style:family="text" style:name="T1941">
      <style:text-properties fo:language="es" fo:country="ES"/>
    </style:style>
    <style:style style:parent-style-name="1158" style:family="paragraph" style:name="P119">
      <style:text-properties/>
      <style:paragraph-properties fo:text-align="left" fo:margin-left="0cm"/>
    </style:style>
    <style:style style:family="text" style:name="T1942">
      <style:text-properties fo:font-size="9pt" fo:language="es" fo:country="ES"/>
    </style:style>
    <style:style style:family="text" style:name="T1943">
      <style:text-properties fo:font-size="9pt" fo:language="es" fo:country="ES" fo:font-weight="bold"/>
    </style:style>
    <style:style style:family="text" style:name="T1944">
      <style:text-properties fo:language="es" fo:country="ES" fo:font-weight="bold"/>
    </style:style>
    <style:style style:family="text" style:name="T1945">
      <style:text-properties fo:font-size="9pt" fo:language="es" fo:country="ES"/>
    </style:style>
    <style:style style:family="text" style:name="T1946">
      <style:text-properties fo:font-size="8pt" fo:language="es" fo:country="ES"/>
    </style:style>
    <style:style style:family="text" style:name="T1947">
      <style:text-properties fo:font-size="9pt" fo:language="es" fo:country="ES"/>
    </style:style>
    <style:style style:family="text" style:name="T1948">
      <style:text-properties fo:font-size="9pt" fo:language="es" fo:country="ES" fo:font-weight="bold"/>
    </style:style>
    <style:style style:family="text" style:name="T1949">
      <style:text-properties fo:font-size="9pt" fo:language="es" fo:country="ES" fo:font-weight="bold"/>
    </style:style>
    <style:style style:family="text" style:name="T1950">
      <style:text-properties fo:font-size="9pt" fo:language="es" fo:country="ES" fo:font-weight="bold"/>
    </style:style>
    <style:style style:family="text" style:name="T1951">
      <style:text-properties fo:language="es" fo:country="ES"/>
    </style:style>
    <style:style style:parent-style-name="1158" style:family="paragraph" style:name="P120">
      <style:text-properties/>
      <style:paragraph-properties fo:text-align="left" fo:margin-left="0cm"/>
    </style:style>
    <style:style style:family="text" style:name="T1952">
      <style:text-properties fo:font-size="9pt" fo:language="es" fo:country="ES"/>
    </style:style>
    <style:style style:family="text" style:name="T1953">
      <style:text-properties fo:font-size="9pt" fo:language="es" fo:country="ES"/>
    </style:style>
    <style:style style:family="text" style:name="T1954">
      <style:text-properties fo:font-size="9pt" fo:language="es" fo:country="ES"/>
    </style:style>
    <style:style style:family="text" style:name="T1955">
      <style:text-properties fo:font-size="9pt" fo:language="es" fo:country="ES"/>
    </style:style>
    <style:style style:family="text" style:name="T1956">
      <style:text-properties fo:font-size="9pt" fo:language="es" fo:country="ES" fo:font-weight="bold"/>
    </style:style>
    <style:style style:family="text" style:name="T1957">
      <style:text-properties fo:font-size="9pt" fo:language="es" fo:country="ES" fo:font-weight="bold"/>
    </style:style>
    <style:style style:family="text" style:name="T1958">
      <style:text-properties fo:font-size="9pt" fo:language="es" fo:country="ES" fo:font-weight="bold"/>
    </style:style>
    <style:style style:family="text" style:name="T1959">
      <style:text-properties fo:language="es" fo:country="ES" fo:font-weight="bold"/>
    </style:style>
    <style:style style:family="text" style:name="T1960">
      <style:text-properties fo:font-size="9pt" fo:language="es" fo:country="ES"/>
    </style:style>
    <style:style style:family="text" style:name="T1961">
      <style:text-properties fo:font-size="8pt" fo:language="es" fo:country="ES"/>
    </style:style>
    <style:style style:family="text" style:name="T1962">
      <style:text-properties fo:font-size="9pt" fo:language="es" fo:country="ES"/>
    </style:style>
    <style:style style:family="text" style:name="T1963">
      <style:text-properties fo:font-size="9pt" fo:language="es" fo:country="ES" fo:font-weight="bold"/>
    </style:style>
    <style:style style:family="text" style:name="T1964">
      <style:text-properties fo:font-size="9pt" fo:language="es" fo:country="ES" fo:font-weight="bold"/>
    </style:style>
    <style:style style:family="text" style:name="T1965">
      <style:text-properties fo:font-size="9pt" fo:language="es" fo:country="ES" fo:font-weight="bold"/>
    </style:style>
    <style:style style:family="text" style:name="T1966">
      <style:text-properties fo:language="es" fo:country="ES"/>
    </style:style>
    <style:style style:parent-style-name="1158" style:family="paragraph" style:name="P121">
      <style:text-properties/>
      <style:paragraph-properties fo:text-align="left" fo:margin-left="0cm"/>
    </style:style>
    <style:style style:family="text" style:name="T1967">
      <style:text-properties fo:font-size="9pt" fo:language="es" fo:country="ES"/>
    </style:style>
    <style:style style:family="text" style:name="T1968">
      <style:text-properties fo:font-size="9pt" fo:language="es" fo:country="ES"/>
    </style:style>
    <style:style style:family="text" style:name="T1969">
      <style:text-properties fo:font-size="9pt" fo:language="es" fo:country="ES"/>
    </style:style>
    <style:style style:family="text" style:name="T1970">
      <style:text-properties fo:font-size="9pt" fo:language="es" fo:country="ES"/>
    </style:style>
    <style:style style:family="text" style:name="T1971">
      <style:text-properties fo:font-size="9pt" fo:language="es" fo:country="ES" fo:font-weight="bold"/>
    </style:style>
    <style:style style:family="text" style:name="T1972">
      <style:text-properties fo:font-size="9pt" fo:language="es" fo:country="ES" fo:font-weight="bold"/>
    </style:style>
    <style:style style:family="text" style:name="T1973">
      <style:text-properties fo:font-size="9pt" fo:language="es" fo:country="ES" fo:font-weight="bold"/>
    </style:style>
    <style:style style:family="text" style:name="T1974">
      <style:text-properties fo:language="es" fo:country="ES" fo:font-weight="bold"/>
    </style:style>
    <style:style style:family="text" style:name="T1975">
      <style:text-properties fo:font-size="9pt" fo:language="es" fo:country="ES"/>
    </style:style>
    <style:style style:family="text" style:name="T1976">
      <style:text-properties fo:font-size="8pt" fo:language="es" fo:country="ES"/>
    </style:style>
    <style:style style:family="text" style:name="T1977">
      <style:text-properties fo:font-size="9pt" fo:language="es" fo:country="ES"/>
    </style:style>
    <style:style style:family="text" style:name="T1978">
      <style:text-properties fo:font-size="9pt" fo:language="es" fo:country="ES" fo:font-weight="bold"/>
    </style:style>
    <style:style style:family="text" style:name="T1979">
      <style:text-properties fo:font-size="9pt" fo:language="es" fo:country="ES" fo:font-weight="bold"/>
    </style:style>
    <style:style style:family="text" style:name="T1980">
      <style:text-properties fo:font-size="9pt" fo:language="es" fo:country="ES" fo:font-weight="bold"/>
    </style:style>
    <style:style style:family="text" style:name="T1981">
      <style:text-properties fo:language="es" fo:country="ES"/>
    </style:style>
    <style:style style:parent-style-name="1158" style:family="paragraph" style:name="P122">
      <style:text-properties/>
      <style:paragraph-properties fo:text-align="left" fo:margin-left="0cm"/>
    </style:style>
    <style:style style:family="text" style:name="T1982">
      <style:text-properties fo:font-size="9pt" fo:language="es" fo:country="ES"/>
    </style:style>
    <style:style style:family="text" style:name="T1983">
      <style:text-properties fo:font-size="9pt" fo:language="es" fo:country="ES"/>
    </style:style>
    <style:style style:family="text" style:name="T1984">
      <style:text-properties fo:font-size="9pt" fo:language="es" fo:country="ES"/>
    </style:style>
    <style:style style:family="text" style:name="T1985">
      <style:text-properties fo:font-size="9pt" fo:language="es" fo:country="ES"/>
    </style:style>
    <style:style style:family="text" style:name="T1986">
      <style:text-properties fo:font-size="9pt" fo:language="es" fo:country="ES" fo:font-weight="bold"/>
    </style:style>
    <style:style style:family="text" style:name="T1987">
      <style:text-properties fo:font-size="9pt" fo:language="es" fo:country="ES" fo:font-weight="bold"/>
    </style:style>
    <style:style style:family="text" style:name="T1988">
      <style:text-properties fo:font-size="9pt" fo:language="es" fo:country="ES" fo:font-weight="bold"/>
    </style:style>
    <style:style style:family="text" style:name="T1989">
      <style:text-properties fo:language="es" fo:country="ES" fo:font-weight="bold"/>
    </style:style>
    <style:style style:family="text" style:name="T1990">
      <style:text-properties fo:font-size="9pt" fo:language="es" fo:country="ES"/>
    </style:style>
    <style:style style:family="text" style:name="T1991">
      <style:text-properties fo:font-size="8pt" fo:language="es" fo:country="ES"/>
    </style:style>
    <style:style style:family="text" style:name="T1992">
      <style:text-properties fo:font-size="9pt" fo:language="es" fo:country="ES"/>
    </style:style>
    <style:style style:family="text" style:name="T1993">
      <style:text-properties fo:font-size="9pt" fo:language="es" fo:country="ES" fo:font-weight="bold"/>
    </style:style>
    <style:style style:family="text" style:name="T1994">
      <style:text-properties fo:font-size="9pt" fo:language="es" fo:country="ES" fo:font-weight="bold"/>
    </style:style>
    <style:style style:family="text" style:name="T1995">
      <style:text-properties fo:font-size="9pt" fo:language="es" fo:country="ES" fo:font-weight="bold"/>
    </style:style>
    <style:style style:family="text" style:name="T1996">
      <style:text-properties fo:language="es" fo:country="ES"/>
    </style:style>
    <style:style style:family="paragraph" style:name="P123">
      <style:text-properties/>
      <style:paragraph-properties fo:text-align="left" fo:margin-left="0cm" fo:text-indent="0cm"/>
    </style:style>
    <style:style style:family="text" style:name="T1997">
      <style:text-properties fo:font-size="9pt" fo:language="es" fo:country="ES"/>
    </style:style>
    <style:style style:family="text" style:name="T1998">
      <style:text-properties fo:language="es" fo:country="ES"/>
    </style:style>
    <style:style style:parent-style-name="1158" style:list-style-name="WWNum93" style:family="paragraph" style:name="P124">
      <style:text-properties/>
      <style:paragraph-properties fo:text-align="left"/>
    </style:style>
    <style:style style:family="text" style:name="T1999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0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01">
      <style:text-properties fo:font-size="9pt" fo:language="es" fo:country="ES"/>
    </style:style>
    <style:style style:family="text" style:name="T2002">
      <style:text-properties fo:language="es" fo:country="ES"/>
    </style:style>
    <style:style style:parent-style-name="1158" style:family="paragraph" style:name="P125">
      <style:text-properties/>
      <style:paragraph-properties fo:text-align="left" fo:margin-left="0cm"/>
    </style:style>
    <style:style style:family="text" style:name="T2003">
      <style:text-properties fo:font-size="9pt" fo:language="es" fo:country="ES"/>
    </style:style>
    <style:style style:family="text" style:name="T2004">
      <style:text-properties fo:font-size="9pt" fo:language="es" fo:country="ES"/>
    </style:style>
    <style:style style:family="text" style:name="T2005">
      <style:text-properties fo:font-size="9pt" fo:language="es" fo:country="ES"/>
    </style:style>
    <style:style style:family="text" style:name="T2006">
      <style:text-properties fo:font-size="9pt" fo:language="es" fo:country="ES"/>
    </style:style>
    <style:style style:family="text" style:name="T2007">
      <style:text-properties fo:font-size="9pt" fo:language="es" fo:country="ES" fo:font-weight="bold"/>
    </style:style>
    <style:style style:family="text" style:name="T2008">
      <style:text-properties fo:font-size="9pt" fo:language="es" fo:country="ES" fo:font-weight="bold"/>
    </style:style>
    <style:style style:family="text" style:name="T2009">
      <style:text-properties fo:font-size="9pt" fo:language="es" fo:country="ES" fo:font-weight="bold"/>
    </style:style>
    <style:style style:family="text" style:name="T2010">
      <style:text-properties fo:language="es" fo:country="ES" fo:font-weight="bold"/>
    </style:style>
    <style:style style:family="text" style:name="T2011">
      <style:text-properties fo:font-size="9pt" fo:language="es" fo:country="ES" fo:font-weight="bold"/>
    </style:style>
    <style:style style:family="text" style:name="T2012">
      <style:text-properties fo:font-size="8pt" fo:language="es" fo:country="ES"/>
    </style:style>
    <style:style style:family="text" style:name="T2013">
      <style:text-properties fo:font-size="9pt" fo:language="es" fo:country="ES"/>
    </style:style>
    <style:style style:family="text" style:name="T2014">
      <style:text-properties fo:font-size="9pt" fo:language="es" fo:country="ES" fo:font-weight="bold"/>
    </style:style>
    <style:style style:family="text" style:name="T2015">
      <style:text-properties fo:font-size="9pt" fo:language="es" fo:country="ES" fo:font-weight="bold"/>
    </style:style>
    <style:style style:family="text" style:name="T2016">
      <style:text-properties fo:font-size="9pt" fo:language="es" fo:country="ES" fo:font-weight="bold"/>
    </style:style>
    <style:style style:family="text" style:name="T2017">
      <style:text-properties fo:language="es" fo:country="ES"/>
    </style:style>
    <style:style style:parent-style-name="1158" style:family="paragraph" style:name="P126">
      <style:text-properties/>
      <style:paragraph-properties fo:text-align="left" fo:margin-left="0cm"/>
    </style:style>
    <style:style style:family="text" style:name="T2018">
      <style:text-properties fo:font-size="9pt" fo:language="es" fo:country="ES"/>
    </style:style>
    <style:style style:family="text" style:name="T2019">
      <style:text-properties fo:font-size="9pt" fo:language="es" fo:country="ES"/>
    </style:style>
    <style:style style:family="text" style:name="T2020">
      <style:text-properties fo:font-size="9pt" fo:language="es" fo:country="ES"/>
    </style:style>
    <style:style style:family="text" style:name="T2021">
      <style:text-properties fo:font-size="9pt" fo:language="es" fo:country="ES"/>
    </style:style>
    <style:style style:family="text" style:name="T2022">
      <style:text-properties fo:font-size="9pt" fo:language="es" fo:country="ES" fo:font-weight="bold"/>
    </style:style>
    <style:style style:family="text" style:name="T2023">
      <style:text-properties fo:font-size="9pt" fo:language="es" fo:country="ES" fo:font-weight="bold"/>
    </style:style>
    <style:style style:family="text" style:name="T2024">
      <style:text-properties fo:font-size="9pt" fo:language="es" fo:country="ES" fo:font-weight="bold"/>
    </style:style>
    <style:style style:family="text" style:name="T2025">
      <style:text-properties fo:language="es" fo:country="ES" fo:font-weight="bold"/>
    </style:style>
    <style:style style:family="text" style:name="T2026">
      <style:text-properties fo:font-size="9pt" fo:language="es" fo:country="ES"/>
    </style:style>
    <style:style style:family="text" style:name="T2027">
      <style:text-properties fo:font-size="8pt" fo:language="es" fo:country="ES"/>
    </style:style>
    <style:style style:family="text" style:name="T2028">
      <style:text-properties fo:font-size="9pt" fo:language="es" fo:country="ES"/>
    </style:style>
    <style:style style:family="text" style:name="T2029">
      <style:text-properties fo:font-size="9pt" fo:language="es" fo:country="ES" fo:font-weight="bold"/>
    </style:style>
    <style:style style:family="text" style:name="T2030">
      <style:text-properties fo:font-size="9pt" fo:language="es" fo:country="ES" fo:font-weight="bold"/>
    </style:style>
    <style:style style:family="text" style:name="T2031">
      <style:text-properties fo:font-size="9pt" fo:language="es" fo:country="ES" fo:font-weight="bold"/>
    </style:style>
    <style:style style:family="text" style:name="T2032">
      <style:text-properties fo:language="es" fo:country="ES"/>
    </style:style>
    <style:style style:parent-style-name="1158" style:family="paragraph" style:name="P127">
      <style:text-properties/>
      <style:paragraph-properties fo:text-align="left" fo:margin-left="0cm"/>
    </style:style>
    <style:style style:family="text" style:name="T2033">
      <style:text-properties fo:font-size="9pt" fo:language="es" fo:country="ES"/>
    </style:style>
    <style:style style:family="text" style:name="T2034">
      <style:text-properties fo:font-size="9pt" fo:language="es" fo:country="ES"/>
    </style:style>
    <style:style style:family="text" style:name="T2035">
      <style:text-properties fo:font-size="9pt" fo:language="es" fo:country="ES"/>
    </style:style>
    <style:style style:family="text" style:name="T2036">
      <style:text-properties fo:font-size="9pt" fo:language="es" fo:country="ES"/>
    </style:style>
    <style:style style:family="text" style:name="T2037">
      <style:text-properties fo:font-size="9pt" fo:language="es" fo:country="ES" fo:font-weight="bold"/>
    </style:style>
    <style:style style:family="text" style:name="T2038">
      <style:text-properties fo:font-size="9pt" fo:language="es" fo:country="ES" fo:font-weight="bold"/>
    </style:style>
    <style:style style:family="text" style:name="T2039">
      <style:text-properties fo:font-size="9pt" fo:language="es" fo:country="ES" fo:font-weight="bold"/>
    </style:style>
    <style:style style:family="text" style:name="T2040">
      <style:text-properties fo:language="es" fo:country="ES" fo:font-weight="bold"/>
    </style:style>
    <style:style style:family="text" style:name="T2041">
      <style:text-properties fo:font-size="9pt" fo:language="es" fo:country="ES"/>
    </style:style>
    <style:style style:family="text" style:name="T2042">
      <style:text-properties fo:font-size="8pt" fo:language="es" fo:country="ES"/>
    </style:style>
    <style:style style:family="text" style:name="T2043">
      <style:text-properties fo:font-size="9pt" fo:language="es" fo:country="ES"/>
    </style:style>
    <style:style style:family="text" style:name="T2044">
      <style:text-properties fo:font-size="9pt" fo:language="es" fo:country="ES" fo:font-weight="bold"/>
    </style:style>
    <style:style style:family="text" style:name="T2045">
      <style:text-properties fo:font-size="9pt" fo:language="es" fo:country="ES" fo:font-weight="bold"/>
    </style:style>
    <style:style style:family="text" style:name="T2046">
      <style:text-properties fo:font-size="9pt" fo:language="es" fo:country="ES" fo:font-weight="bold"/>
    </style:style>
    <style:style style:family="text" style:name="T2047">
      <style:text-properties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048">
      <style:text-properties fo:font-size="9pt" fo:language="es" fo:country="ES"/>
    </style:style>
    <style:style style:family="text" style:name="T2049">
      <style:text-properties fo:font-size="9pt" fo:language="es" fo:country="ES"/>
    </style:style>
    <style:style style:family="text" style:name="T2050">
      <style:text-properties fo:font-size="9pt" fo:language="es" fo:country="ES"/>
    </style:style>
    <style:style style:family="text" style:name="T2051">
      <style:text-properties fo:font-size="9pt" fo:language="es" fo:country="ES"/>
    </style:style>
    <style:style style:family="text" style:name="T2052">
      <style:text-properties fo:font-size="9pt" fo:language="es" fo:country="ES" fo:font-weight="bold"/>
    </style:style>
    <style:style style:family="text" style:name="T2053">
      <style:text-properties fo:font-size="9pt" fo:language="es" fo:country="ES" fo:font-weight="bold"/>
    </style:style>
    <style:style style:family="text" style:name="T2054">
      <style:text-properties fo:font-size="9pt" fo:language="es" fo:country="ES" fo:font-weight="bold"/>
    </style:style>
    <style:style style:family="text" style:name="T2055">
      <style:text-properties fo:language="es" fo:country="ES" fo:font-weight="bold"/>
    </style:style>
    <style:style style:family="text" style:name="T2056">
      <style:text-properties fo:font-size="9pt" fo:language="es" fo:country="ES"/>
    </style:style>
    <style:style style:family="text" style:name="T2057">
      <style:text-properties fo:font-size="8pt" fo:language="es" fo:country="ES"/>
    </style:style>
    <style:style style:family="text" style:name="T2058">
      <style:text-properties fo:font-size="9pt" fo:language="es" fo:country="ES"/>
    </style:style>
    <style:style style:family="text" style:name="T2059">
      <style:text-properties fo:font-size="9pt" fo:language="es" fo:country="ES" fo:font-weight="bold"/>
    </style:style>
    <style:style style:family="text" style:name="T2060">
      <style:text-properties fo:font-size="9pt" fo:language="es" fo:country="ES" fo:font-weight="bold"/>
    </style:style>
    <style:style style:family="text" style:name="T2061">
      <style:text-properties fo:font-size="9pt" fo:language="es" fo:country="ES" fo:font-weight="bold"/>
    </style:style>
    <style:style style:family="text" style:name="T2062">
      <style:text-properties fo:language="es" fo:country="ES"/>
    </style:style>
    <style:style style:family="paragraph" style:name="P129">
      <style:text-properties/>
      <style:paragraph-properties fo:text-align="center" fo:margin-left="0cm" fo:text-indent="0cm"/>
    </style:style>
    <style:style style:family="text" style:name="T2063">
      <style:text-properties fo:font-size="9pt" fo:language="es" fo:country="ES"/>
    </style:style>
    <style:style style:family="text" style:name="T2064">
      <style:text-properties fo:font-size="9pt" fo:language="es" fo:country="ES"/>
    </style:style>
    <style:style style:parent-style-name="1158" style:list-style-name="WWNum165" style:family="paragraph" style:name="P130">
      <style:text-properties/>
      <style:paragraph-properties fo:text-align="left"/>
    </style:style>
    <style:style style:family="text" style:name="T2065">
      <style:text-properties fo:font-size="11pt" fo:language="es" fo:country="ES" fo:font-weight="bold"/>
    </style:style>
    <style:style style:family="text" style:name="T2066">
      <style:text-properties fo:font-size="11pt" fo:language="es" fo:country="ES" fo:font-weight="bold"/>
    </style:style>
    <style:style style:family="text" style:name="T2067">
      <style:text-properties fo:font-size="9pt" fo:language="es" fo:country="ES"/>
    </style:style>
    <style:style style:family="text" style:name="T2068">
      <style:text-properties fo:font-size="8pt" fo:language="es" fo:country="ES"/>
    </style:style>
    <style:style style:family="text" style:name="T2069">
      <style:text-properties fo:language="es" fo:country="ES"/>
    </style:style>
    <style:style style:family="text" style:name="T2070">
      <style:text-properties fo:font-size="9pt" fo:language="es" fo:country="ES"/>
    </style:style>
    <style:style style:family="text" style:name="T2071">
      <style:text-properties fo:language="es" fo:country="ES"/>
    </style:style>
    <style:style style:family="paragraph" style:name="P131">
      <style:text-properties/>
      <style:paragraph-properties/>
    </style:style>
    <style:style style:family="text" style:name="T2072">
      <style:text-properties fo:font-size="1pt" fo:language="es" fo:country="ES"/>
    </style:style>
    <style:style style:family="text" style:name="T2073">
      <style:text-properties fo:language="es" fo:country="ES"/>
    </style:style>
    <style:style style:family="paragraph" style:name="P132">
      <style:text-properties/>
      <style:paragraph-properties fo:line-height="100%"/>
    </style:style>
    <style:style style:family="text" style:name="T2074">
      <style:text-properties fo:language="es" fo:country="ES"/>
    </style:style>
    <style:style style:family="text" style:name="T2075">
      <style:text-properties fo:language="es" fo:country="ES"/>
    </style:style>
    <style:style style:family="paragraph" style:name="P133">
      <style:text-properties/>
      <style:paragraph-properties/>
    </style:style>
    <style:style style:family="text" style:name="T2076">
      <style:text-properties fo:language="es" fo:country="ES" fo:font-weight="bold"/>
    </style:style>
    <style:style style:family="text" style:name="T2077">
      <style:text-properties fo:language="es" fo:country="ES"/>
    </style:style>
    <style:style style:family="table" style:name="ta4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0">
      <style:table-column-properties style:column-width="6.559cm" style:use-optimal-column-width="true"/>
    </style:style>
    <style:style style:family="table-column" style:name="co11">
      <style:table-column-properties style:column-width="7.132cm" style:use-optimal-column-width="true"/>
    </style:style>
    <style:style style:family="table-column" style:name="co12">
      <style:table-column-properties style:column-width="7.19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58" style:list-style-name="WWNum2" style:family="paragraph" style:name="P134">
      <style:text-properties/>
      <style:paragraph-properties fo:text-align="left"/>
    </style:style>
    <style:style style:family="text" style:name="T2078">
      <style:text-properties fo:font-size="11pt" fo:language="es" fo:country="ES" fo:font-weight="bold"/>
    </style:style>
    <style:style style:family="text" style:name="T2079">
      <style:text-properties fo:font-size="9pt" fo:language="es" fo:country="ES"/>
    </style:style>
    <style:style style:family="text" style:name="T2080">
      <style:text-properties fo:font-size="10pt" fo:language="es" fo:country="ES" fo:font-weight="normal"/>
    </style:style>
    <style:style style:family="text" style:name="T2081">
      <style:text-properties fo:font-size="11pt" fo:language="es" fo:country="ES" fo:font-weight="bold"/>
    </style:style>
    <style:style style:family="text" style:name="T2082">
      <style:text-properties fo:font-size="8pt" fo:language="es" fo:country="ES"/>
    </style:style>
    <style:style style:family="text" style:name="T2083">
      <style:text-properties fo:language="es" fo:country="ES"/>
    </style:style>
    <style:style style:family="text" style:name="T2084">
      <style:text-properties fo:font-size="9pt" fo:language="es" fo:country="ES"/>
    </style:style>
    <style:style style:family="text" style:name="T2085">
      <style:text-properties fo:language="es" fo:country="ES"/>
    </style:style>
    <style:style style:parent-style-name="1158" style:list-style-name="WWNum2" style:family="paragraph" style:name="P135">
      <style:text-properties/>
      <style:paragraph-properties fo:text-align="left"/>
    </style:style>
    <style:style style:family="text" style:name="T2086">
      <style:text-properties fo:font-size="11pt" fo:language="es" fo:country="ES" fo:font-weight="bold"/>
    </style:style>
    <style:style style:family="text" style:name="T2087">
      <style:text-properties fo:font-size="9pt" fo:language="es" fo:country="ES" fo:font-weight="bold"/>
    </style:style>
    <style:style style:family="text" style:name="T2088">
      <style:text-properties fo:font-size="8pt" fo:language="es" fo:country="ES"/>
    </style:style>
    <style:style style:family="text" style:name="T2089">
      <style:text-properties fo:language="es" fo:country="ES"/>
    </style:style>
    <style:style style:family="text" style:name="T2090">
      <style:text-properties fo:font-size="9pt" fo:language="es" fo:country="ES"/>
    </style:style>
    <style:style style:family="text" style:name="T2091">
      <style:text-properties fo:language="es" fo:country="ES"/>
    </style:style>
    <style:style style:parent-style-name="1158" style:list-style-name="WWNum155" style:family="paragraph" style:name="P136">
      <style:text-properties/>
      <style:paragraph-properties fo:text-align="left"/>
    </style:style>
    <style:style style:family="text" style:name="T2092">
      <style:text-properties fo:font-size="11pt" fo:language="es" fo:country="ES" fo:font-weight="bold"/>
    </style:style>
    <style:style style:family="text" style:name="T2093">
      <style:text-properties fo:font-size="11pt" fo:language="es" fo:country="ES"/>
    </style:style>
    <style:style style:family="text" style:name="T2094">
      <style:text-properties fo:font-size="8pt" fo:language="es" fo:country="ES"/>
    </style:style>
    <style:style style:family="text" style:name="T2095">
      <style:text-properties fo:font-size="9pt" fo:language="es" fo:country="ES"/>
    </style:style>
    <style:style style:family="text" style:name="T2096">
      <style:text-properties fo:font-size="9pt" fo:language="es" fo:country="ES"/>
    </style:style>
    <style:style style:family="text" style:name="T2097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37">
      <style:text-properties/>
      <style:paragraph-properties fo:text-align="left"/>
    </style:style>
    <style:style style:family="text" style:name="T2098">
      <style:text-properties fo:language="es" fo:country="ES" fo:font-weight="bold"/>
    </style:style>
    <style:style style:family="text" style:name="T2099">
      <style:text-properties fo:font-size="9pt" fo:language="es" fo:country="ES"/>
    </style:style>
    <style:style style:family="text" style:name="T2100">
      <style:text-properties fo:font-size="8pt" fo:language="es" fo:country="ES"/>
    </style:style>
    <style:style style:family="text" style:name="T2101">
      <style:text-properties fo:language="es" fo:country="ES"/>
    </style:style>
    <style:style style:family="text" style:name="T2102">
      <style:text-properties fo:font-size="9pt" fo:language="es" fo:country="ES"/>
    </style:style>
    <style:style style:family="text" style:name="T2103">
      <style:text-properties fo:font-size="9pt"/>
    </style:style>
    <style:style style:family="paragraph" style:name="P138">
      <style:text-properties/>
      <style:paragraph-properties fo:text-align="left"/>
    </style:style>
    <style:style style:family="text" style:name="T2104">
      <style:text-properties fo:language="es" fo:country="ES"/>
    </style:style>
    <style:style style:family="text" style:name="T2105">
      <style:text-properties fo:language="es" fo:country="ES" fo:font-weight="bold"/>
    </style:style>
    <style:style style:family="text" style:name="T2106">
      <style:text-properties fo:font-size="9pt" fo:language="es" fo:country="ES"/>
    </style:style>
    <style:style style:family="text" style:name="T2107">
      <style:text-properties fo:font-size="8pt" fo:language="es" fo:country="ES"/>
    </style:style>
    <style:style style:family="text" style:name="T2108">
      <style:text-properties fo:language="es" fo:country="ES"/>
    </style:style>
    <style:style style:family="text" style:name="T2109">
      <style:text-properties fo:font-size="9pt" fo:language="es" fo:country="ES"/>
    </style:style>
    <style:style style:family="text" style:name="T2110">
      <style:text-properties fo:language="es" fo:country="ES"/>
    </style:style>
    <style:style style:family="paragraph" style:name="P139">
      <style:text-properties/>
      <style:paragraph-properties fo:text-align="left"/>
    </style:style>
    <style:style style:family="text" style:name="T2111">
      <style:text-properties fo:language="es" fo:country="ES"/>
    </style:style>
    <style:style style:family="text" style:name="T2112">
      <style:text-properties fo:language="es" fo:country="ES" fo:font-weight="bold"/>
    </style:style>
    <style:style style:family="text" style:name="T2113">
      <style:text-properties fo:font-size="9pt" fo:language="es" fo:country="ES"/>
    </style:style>
    <style:style style:family="text" style:name="T2114">
      <style:text-properties fo:font-size="8pt" fo:language="es" fo:country="ES"/>
    </style:style>
    <style:style style:family="text" style:name="T2115">
      <style:text-properties fo:language="es" fo:country="ES"/>
    </style:style>
    <style:style style:family="text" style:name="T2116">
      <style:text-properties fo:font-size="9pt" fo:language="es" fo:country="ES"/>
    </style:style>
    <style:style style:family="text" style:name="T2117">
      <style:text-properties fo:font-size="9pt"/>
    </style:style>
    <style:style style:family="paragraph" style:name="P140">
      <style:text-properties/>
      <style:paragraph-properties fo:text-align="left"/>
    </style:style>
    <style:style style:family="text" style:name="T2118">
      <style:text-properties fo:language="es" fo:country="ES"/>
    </style:style>
    <style:style style:family="text" style:name="T2119">
      <style:text-properties fo:language="es" fo:country="ES" fo:font-weight="bold"/>
    </style:style>
    <style:style style:family="text" style:name="T2120">
      <style:text-properties fo:font-size="9pt" fo:language="es" fo:country="ES"/>
    </style:style>
    <style:style style:family="text" style:name="T2121">
      <style:text-properties fo:font-size="8pt" fo:language="es" fo:country="ES"/>
    </style:style>
    <style:style style:family="text" style:name="T2122">
      <style:text-properties fo:language="es" fo:country="ES"/>
    </style:style>
    <style:style style:family="text" style:name="T2123">
      <style:text-properties fo:font-size="9pt" fo:language="es" fo:country="ES"/>
    </style:style>
    <style:style style:family="text" style:name="T2124">
      <style:text-properties fo:font-size="9pt" fo:language="es" fo:country="ES"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41">
      <style:text-properties/>
      <style:paragraph-properties fo:text-align="left"/>
    </style:style>
    <style:style style:family="text" style:name="T2125">
      <style:text-properties fo:language="es" fo:country="ES" fo:font-weight="bold"/>
    </style:style>
    <style:style style:family="text" style:name="T2126">
      <style:text-properties fo:language="es" fo:country="ES"/>
    </style:style>
    <style:style style:family="text" style:name="T2127">
      <style:text-properties fo:font-size="8pt" fo:language="es" fo:country="ES"/>
    </style:style>
    <style:style style:family="text" style:name="T2128">
      <style:text-properties fo:language="es" fo:country="ES" fo:font-weight="bold"/>
    </style:style>
    <style:style style:family="text" style:name="T2129">
      <style:text-properties fo:language="es" fo:country="ES" fo:font-weight="bold"/>
    </style:style>
    <style:style style:family="text" style:name="T2130">
      <style:text-properties fo:font-size="9pt" fo:language="es" fo:country="ES"/>
    </style:style>
    <style:style style:family="text" style:name="T2131">
      <style:text-properties fo:font-size="8pt" fo:language="es" fo:country="ES"/>
    </style:style>
    <style:style style:family="text" style:name="T2132">
      <style:text-properties fo:language="es" fo:country="ES"/>
    </style:style>
    <style:style style:family="text" style:name="T2133">
      <style:text-properties fo:font-size="9pt" fo:language="es" fo:country="ES"/>
    </style:style>
    <style:style style:family="text" style:name="T2134">
      <style:text-properties fo:language="es" fo:country="ES" fo:font-weight="bold"/>
    </style:style>
    <style:style style:family="text" style:name="T2135">
      <style:text-properties fo:language="es" fo:country="ES"/>
    </style:style>
    <style:style style:family="paragraph" style:name="P142">
      <style:text-properties/>
      <style:paragraph-properties fo:text-align="left"/>
    </style:style>
    <style:style style:family="text" style:name="T2136">
      <style:text-properties fo:language="es" fo:country="ES" fo:font-weight="bold"/>
    </style:style>
    <style:style style:family="text" style:name="T2137">
      <style:text-properties fo:language="es" fo:country="ES"/>
    </style:style>
    <style:style style:family="text" style:name="T2138">
      <style:text-properties fo:font-size="8pt" fo:language="es" fo:country="ES"/>
    </style:style>
    <style:style style:family="text" style:name="T2139">
      <style:text-properties fo:language="es" fo:country="ES" fo:font-weight="bold"/>
    </style:style>
    <style:style style:family="text" style:name="T2140">
      <style:text-properties fo:language="es" fo:country="ES" fo:font-weight="bold"/>
    </style:style>
    <style:style style:family="text" style:name="T2141">
      <style:text-properties fo:font-size="9pt" fo:language="es" fo:country="ES"/>
    </style:style>
    <style:style style:family="text" style:name="T2142">
      <style:text-properties fo:font-size="8pt" fo:language="es" fo:country="ES"/>
    </style:style>
    <style:style style:family="text" style:name="T2143">
      <style:text-properties fo:language="es" fo:country="ES"/>
    </style:style>
    <style:style style:family="text" style:name="T2144">
      <style:text-properties fo:font-size="9pt" fo:language="es" fo:country="ES"/>
    </style:style>
    <style:style style:family="text" style:name="T2145">
      <style:text-properties fo:language="es" fo:country="ES" fo:font-weight="bold"/>
    </style:style>
    <style:style style:family="text" style:name="T2146">
      <style:text-properties fo:language="es" fo:country="ES"/>
    </style:style>
    <style:style style:family="paragraph" style:name="P143">
      <style:text-properties/>
      <style:paragraph-properties fo:text-align="left"/>
    </style:style>
    <style:style style:family="text" style:name="T2147">
      <style:text-properties fo:language="es" fo:country="ES" fo:font-weight="bold"/>
    </style:style>
    <style:style style:family="text" style:name="T2148">
      <style:text-properties fo:language="es" fo:country="ES"/>
    </style:style>
    <style:style style:family="text" style:name="T2149">
      <style:text-properties fo:font-size="8pt" fo:language="es" fo:country="ES"/>
    </style:style>
    <style:style style:family="text" style:name="T2150">
      <style:text-properties fo:language="es" fo:country="ES" fo:font-weight="bold"/>
    </style:style>
    <style:style style:family="text" style:name="T2151">
      <style:text-properties fo:language="es" fo:country="ES" fo:font-weight="bold"/>
    </style:style>
    <style:style style:family="text" style:name="T2152">
      <style:text-properties fo:font-size="9pt" fo:language="es" fo:country="ES"/>
    </style:style>
    <style:style style:family="text" style:name="T2153">
      <style:text-properties fo:font-size="8pt" fo:language="es" fo:country="ES"/>
    </style:style>
    <style:style style:family="text" style:name="T2154">
      <style:text-properties fo:language="es" fo:country="ES"/>
    </style:style>
    <style:style style:family="text" style:name="T2155">
      <style:text-properties fo:font-size="9pt" fo:language="es" fo:country="ES"/>
    </style:style>
    <style:style style:family="text" style:name="T2156">
      <style:text-properties fo:language="es" fo:country="ES"/>
    </style:style>
    <style:style style:family="paragraph" style:name="P144">
      <style:text-properties/>
      <style:paragraph-properties fo:text-align="left"/>
    </style:style>
    <style:style style:family="text" style:name="T2157">
      <style:text-properties fo:language="es" fo:country="ES" fo:font-weight="bold"/>
    </style:style>
    <style:style style:family="text" style:name="T2158">
      <style:text-properties fo:language="es" fo:country="ES"/>
    </style:style>
    <style:style style:family="text" style:name="T2159">
      <style:text-properties fo:font-size="8pt" fo:language="es" fo:country="ES"/>
    </style:style>
    <style:style style:family="text" style:name="T2160">
      <style:text-properties fo:language="es" fo:country="ES" fo:font-weight="bold"/>
    </style:style>
    <style:style style:family="text" style:name="T2161">
      <style:text-properties fo:language="es" fo:country="ES" fo:font-weight="bold"/>
    </style:style>
    <style:style style:family="text" style:name="T2162">
      <style:text-properties fo:font-size="9pt" fo:language="es" fo:country="ES"/>
    </style:style>
    <style:style style:family="text" style:name="T2163">
      <style:text-properties fo:font-size="8pt" fo:language="es" fo:country="ES"/>
    </style:style>
    <style:style style:family="text" style:name="T2164">
      <style:text-properties fo:language="es" fo:country="ES"/>
    </style:style>
    <style:style style:family="text" style:name="T2165">
      <style:text-properties fo:font-size="9pt" fo:language="es" fo:country="ES"/>
    </style:style>
    <style:style style:family="text" style:name="T2166">
      <style:text-properties fo:language="es" fo:country="ES" fo:font-weight="bold"/>
    </style:style>
    <style:style style:family="text" style:name="T2167">
      <style:text-properties fo:language="es" fo:country="ES"/>
    </style:style>
    <style:style style:family="paragraph" style:name="P145">
      <style:text-properties/>
      <style:paragraph-properties/>
    </style:style>
    <style:style style:family="text" style:name="T2168">
      <style:text-properties fo:language="es" fo:country="ES"/>
    </style:style>
    <style:style style:family="text" style:name="T2169">
      <style:text-properties fo:language="es" fo:country="ES"/>
    </style:style>
  </office:automatic-styles>
  <office:body>
    <office:text text:use-soft-page-breaks="true">
      <text:p text:style-name="P34"><text:span text:style-name="T1527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528">|<text:s text:c="3"/>VIMRC - Documentación</text:span><text:span text:style-name="T1529"/><text:span/></text:p>
      <text:p text:style-name="P36"><text:span text:style-name="T1530"/><text:span text:style-name="T1531"/><draw:rect draw:style-name="gr4" draw:z-index="6145" text:anchor-type="paragraph" svg:width="21.03cm" svg:height="0.1832cm" svg:x="-3.019cm" svg:y="0.7863cm"/><text:span text:style-name="T1532"/><text:span/></text:p>
      <text:p text:style-name="P37"><text:span text:style-name="T1533"/><text:span text:style-name="T1534"/><text:span/></text:p>
      <text:p text:style-name="P38"><text:span text:style-name="T1535">MOVIMIENTOS:</text:span><text:span text:style-name="T1536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537">h</text:span><text:span text:style-name="T1538"><text:s/></text:span><text:span text:style-name="T1539">—&gt;</text:span><text:span text:style-name="T1540"><text:s/></text:span><text:span text:style-name="T1541">⇦</text:span><text:span text:style-name="T1542"/><text:span/></text:p>
              </text:list-item>
              <text:list-item>
                <text:p text:style-name="P40"><text:span text:style-name="T1543">j </text:span><text:span text:style-name="T1544"><text:s/></text:span><text:span text:style-name="T1545">—&gt; </text:span><text:span text:style-name="T1546"><text:s/></text:span><text:span text:style-name="T1547">⇩</text:span><text:span text:style-name="T1548"/><text:span/></text:p>
              </text:list-item>
              <text:list-item>
                <text:p text:style-name="P41"><text:span text:style-name="T1549">k</text:span><text:span text:style-name="T1550"><text:s/></text:span><text:span text:style-name="T1551">—&gt;</text:span><text:span text:style-name="T1552"><text:s text:c="2"/></text:span><text:span text:style-name="T1553">⇧</text:span><text:span text:style-name="T1554"/><text:span/></text:p>
              </text:list-item>
            </text:list>
            <text:list text:style-name="WWNum141" text:continue-numbering="true">
              <text:list-item>
                <text:p text:style-name="P42"><text:span text:style-name="T1555">l</text:span><text:span text:style-name="T1556"><text:s/></text:span><text:span text:style-name="T1557"><text:s text:c="2"/></text:span><text:span text:style-name="T1558">—&gt;</text:span><text:span text:style-name="T1559"><text:s/></text:span><text:span text:style-name="T1560">⇨</text:span><text:span text:style-name="T1561"/><text:span/></text:p>
              </text:list-item>
            </text:list>
            <text:p text:style-name="P43"><text:span text:style-name="T1562">———</text:span><text:span text:style-name="T1563"/><text:span/></text:p>
            <text:list text:style-name="WWNum163" text:continue-numbering="true">
              <text:list-item>
                <text:p text:style-name="P44"><text:span text:style-name="T1564">e</text:span><text:span text:style-name="T1565"><text:s/></text:span><text:span text:style-name="T1566">—&gt;</text:span><text:span text:style-name="T1567"><text:s/></text:span><text:span text:style-name="T1568">Adelanta una palabra (</text:span><text:span text:style-name="T1569">Apuntando al final de la palabra</text:span><text:span text:style-name="T1570">)</text:span><text:span text:style-name="T1571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5"><text:span text:style-name="T1572">w<text:s text:c="2"/></text:span><text:span text:style-name="T1573"><text:s/></text:span><text:span text:style-name="T1574">—&gt;</text:span><text:span text:style-name="T1575"><text:s/></text:span><text:span text:style-name="T1576">Avanza una Palabra</text:span><text:span text:style-name="T1577"/><text:span/></text:p>
              </text:list-item>
              <text:list-item>
                <text:p text:style-name="P46"><text:span text:style-name="T1578">b </text:span><text:span text:style-name="T1579"><text:s text:c="2"/></text:span><text:span text:style-name="T1580">—&gt;</text:span><text:span text:style-name="T1581"><text:s/></text:span><text:span text:style-name="T1582">Retrocede una Palabra</text:span><text:span text:style-name="T1583"/><text:span/></text:p>
              </text:list-item>
            </text:list>
            <text:p text:style-name="P47"><text:span text:style-name="T1584">———</text:span><text:span text:style-name="T1585"/><text:span/></text:p>
            <text:list text:style-name="WWNum13" text:continue-numbering="true">
              <text:list-item>
                <text:p text:style-name="P48"><text:span text:style-name="T1586">gd</text:span><text:span text:style-name="T1587"><text:s/></text:span><text:span text:style-name="T1588">—&gt;</text:span><text:span text:style-name="T1589"><text:s/></text:span><text:span text:style-name="T1590">Va a la Definición de la Función</text:span><text:span text:style-name="T1591"/><text:span/></text:p>
              </text:list-item>
              <text:list-item>
                <text:p text:style-name="P49"><text:span text:style-name="T1592">gf </text:span><text:span text:style-name="T1593"><text:s/></text:span><text:span text:style-name="T1594">—&gt;</text:span><text:span text:style-name="T1595"> Va a la Definición de la Función (en Otro Archivo)</text:span><text:span text:style-name="T1596"/><text:span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50"><text:span text:style-name="T1597">%</text:span><text:span text:style-name="T1598"><text:s/></text:span><text:span text:style-name="T1599">—&gt;</text:span><text:span text:style-name="T1600"><text:s/></text:span><text:span text:style-name="T1601">Dirige a la llave, paréntesis, etc. al que abre/cierra.</text:span><text:span text:style-name="T1602"/><text:span/></text:p>
              </text:list-item>
            </text:list>
            <text:p text:style-name="P51"><text:span text:style-name="T1603">———</text:span><text:span text:style-name="T1604"/><text:span/></text:p>
            <text:list text:style-name="WWNum33" text:continue-numbering="true">
              <text:list-item>
                <text:p text:style-name="P52"><text:span text:style-name="T1605">0 </text:span><text:span text:style-name="T1606">—&gt;</text:span><text:span text:style-name="T1607"><text:s/></text:span><text:span text:style-name="T1608">Principio de la Linea</text:span><text:span text:style-name="T1609"/><text:span/></text:p>
              </text:list-item>
              <text:list-item>
                <text:p text:style-name="P53"><text:span text:style-name="T1610">$</text:span><text:span text:style-name="T1611"><text:s/></text:span><text:span text:style-name="T1612">—&gt;</text:span><text:span text:style-name="T1613"><text:s/></text:span><text:span text:style-name="T1614">Final de la Linea</text:span><text:span text:style-name="T1615"/><text:span/></text:p>
              </text:list-item>
            </text:list>
          </table:table-cell>
        </table:table-row>
      </table:table>
      <text:p text:style-name="P54"><text:span text:style-name="T1616"/><text:span text:style-name="T1617"/><text:span/></text:p>
      <text:p text:style-name="P55"><text:span text:style-name="T1618">COMANDOS:</text:span><text:span text:style-name="T1619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6"><text:span text:style-name="T1620">:w </text:span><text:span text:style-name="T1621">—&gt;</text:span><text:span text:style-name="T1622"><text:s/></text:span><text:span text:style-name="T1623">Guardar</text:span><text:span text:style-name="T1624"/><text:span/></text:p>
              </text:list-item>
              <text:list-item>
                <text:p text:style-name="P57"><text:span text:style-name="T1625">:</text:span><text:span text:style-name="T1626">q </text:span><text:span text:style-name="T1627">—&gt;</text:span><text:span text:style-name="T1628"><text:s/></text:span><text:span text:style-name="T1629">Salir</text:span><text:span text:style-name="T1630"/><text:span/></text:p>
              </text:list-item>
              <text:list-item>
                <text:p text:style-name="P58"><text:span text:style-name="T1631">:q! </text:span><text:span text:style-name="T1632">—&gt;</text:span><text:span text:style-name="T1633"><text:s/></text:span><text:span text:style-name="T1634">Salir forzadamente</text:span><text:span text:style-name="T1635"/><text:span/></text:p>
              </text:list-item>
              <text:list-item>
                <text:p text:style-name="P59"><text:span text:style-name="T1636">:wq </text:span><text:span text:style-name="T1637">—&gt;</text:span><text:span text:style-name="T1638"><text:s/></text:span><text:span text:style-name="T1639">Guardar y Salir</text:span><text:span text:style-name="T1640"/><text:span/></text:p>
              </text:list-item>
              <text:list-item>
                <text:p text:style-name="P60"><text:span text:style-name="T1641">:x </text:span><text:span text:style-name="T1642">—&gt;</text:span><text:span text:style-name="T1643"><text:s/></text:span><text:span text:style-name="T1644">Igual que :wq</text:span><text:span text:style-name="T1645"/><text:span/></text:p>
              </text:list-item>
              <text:list-item>
                <text:p text:style-name="P61"><text:span text:style-name="T1646">:wq! </text:span><text:span text:style-name="T1647">—&gt;</text:span><text:span text:style-name="T1648"><text:s/></text:span><text:span text:style-name="T1649">Lo mismo que :wq pero para archivos de lectura</text:span><text:span text:style-name="T1650"/><text:span/></text:p>
              </text:list-item>
            </text:list>
            <text:list text:style-name="WWNum142" text:continue-numbering="true">
              <text:list-item>
                <text:p text:style-name="P62"><text:span text:style-name="T1651"/><text:span text:style-name="T1652">:browse oldfiles</text:span><text:span text:style-name="T1653"><text:s/></text:span><text:span text:style-name="T1654">—&gt;</text:span><text:span text:style-name="T1655"><text:s/></text:span><text:span text:style-name="T1656">Busca entre archivos recientemente abiertos</text:span><text:span text:style-name="T1657"/><text:span/></text:p>
              </text:list-item>
            </text:list>
            <text:p text:style-name="P63"><text:span text:style-name="T1658">———</text:span><text:span text:style-name="T1659"/><text:span/></text:p>
            <text:list text:style-name="WWNum167" text:continue-numbering="true">
              <text:list-item>
                <text:p text:style-name="P64"><text:span text:style-name="T1660"/><text:span text:style-name="T1661">:![Comando Bash] </text:span><text:span text:style-name="T1662">—&gt;</text:span><text:span text:style-name="T1663"><text:s/></text:span><text:span text:style-name="T1664">Ejecuta comando de Terminal</text:span><text:span text:style-name="T1665"/><text:span/></text:p>
              </text:list-item>
            </text:list>
            <text:p text:style-name="P65"><text:span text:style-name="T1666"/><text:span/></text:p>
          </table:table-cell>
          <table:table-cell table:style-name="ce5">
            <text:list text:style-name="WWNum23" text:continue-numbering="true">
              <text:list-item>
                <text:p text:style-name="P66"><text:span text:style-name="T1667">:PlugInstall</text:span><text:span text:style-name="T1668"><text:s/></text:span><text:span text:style-name="T1669">—&gt;</text:span><text:span text:style-name="T1670"><text:s/></text:span><text:span text:style-name="T1671">Instala los plugins no instalados, descritos en .vimrc</text:span><text:span text:style-name="T1672"/><text:span/></text:p>
              </text:list-item>
              <text:list-item>
                <text:p text:style-name="P67"><text:span text:style-name="T1673">:PlugClean</text:span><text:span text:style-name="T1674"><text:s/></text:span><text:span text:style-name="T1675">—&gt;</text:span><text:span text:style-name="T1676"><text:s/></text:span><text:span text:style-name="T1677">Elimina los plugins instalados, no descritos en .vimrc</text:span><text:span text:style-name="T1678"/><text:span/></text:p>
              </text:list-item>
              <text:list-item>
                <text:p text:style-name="P68"><text:span text:style-name="T1679">:PlugUpdate</text:span><text:span text:style-name="T1680"><text:s/></text:span><text:span text:style-name="T1681">—&gt;</text:span><text:span text:style-name="T1682"><text:s/></text:span><text:span text:style-name="T1683">Actualiza los Plugins</text:span><text:span text:style-name="T1684"/><text:span/></text:p>
              </text:list-item>
            </text:list>
            <text:list text:style-name="WWNum110" text:continue-numbering="true">
              <text:list-item>
                <text:p text:style-name="P69"><text:span text:style-name="T1685">:PlugUpgrade</text:span><text:span text:style-name="T1686"><text:s/></text:span><text:span text:style-name="T1687">—&gt;</text:span><text:span text:style-name="T1688"><text:s/></text:span><text:span text:style-name="T1689">Actualiza Vim-Plug</text:span><text:span text:style-name="T1690"/><text:span/></text:p>
              </text:list-item>
            </text:list>
            <text:p text:style-name="P70"><text:span text:style-name="T1691">———</text:span><text:span text:style-name="T1692"/><text:span/></text:p>
            <text:list text:style-name="WWNum137" text:continue-numbering="true">
              <text:list-item>
                <text:p text:style-name="P71"><text:span text:style-name="T1693">:SaveSession </text:span><text:span text:style-name="T1694">—&gt;</text:span><text:span text:style-name="T1695"><text:s/></text:span><text:span text:style-name="T1696">Guardar la sesión: Ventanas Activas, posición en los documentos, etc</text:span><text:span text:style-name="T1697"/><text:span/></text:p>
              </text:list-item>
              <text:list-item>
                <text:p text:style-name="P72"><text:span text:style-name="T1698">:OpenSession </text:span><text:span text:style-name="T1699">—&gt;</text:span><text:span text:style-name="T1700"><text:s/></text:span><text:span text:style-name="T1701">Restaura la sesión</text:span><text:span text:style-name="T1702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3"><text:span text:style-name="T1703">:CloseSession </text:span><text:span text:style-name="T1704">—&gt;</text:span><text:span text:style-name="T1705"><text:s/></text:span><text:span text:style-name="T1706">Cierra sesión</text:span><text:span text:style-name="T1707"/><text:span/></text:p>
              </text:list-item>
              <text:list-item>
                <text:p text:style-name="P74"><text:span text:style-name="T1708">:DeleteSession</text:span><text:span text:style-name="T1709"><text:s/></text:span><text:span text:style-name="T1710">—&gt;</text:span><text:span text:style-name="T1711"><text:s/></text:span><text:span text:style-name="T1712">Elimina la sesión</text:span><text:span text:style-name="T1713"/><text:span/></text:p>
              </text:list-item>
            </text:list>
            <text:p text:style-name="P75"><text:span text:style-name="T1714">———</text:span><text:span text:style-name="T1715"/><text:span/></text:p>
            <text:list text:style-name="WWNum121" text:continue-numbering="true">
              <text:list-item>
                <text:p text:style-name="P76"><text:span text:style-name="T1716">:s/Palabra/Reemplazo</text:span><text:span text:style-name="T1717"><text:s/></text:span><text:span text:style-name="T1718">—&gt; </text:span><text:span text:style-name="T1719">Realiza 1 solo reemplazo</text:span><text:span text:style-name="T1720"/><text:span/></text:p>
              </text:list-item>
              <text:list-item>
                <text:p text:style-name="P77"><text:span text:style-name="T1721">:s/Palabra/Reemplazo/g </text:span><text:span text:style-name="T1722">—&gt; </text:span><text:span text:style-name="T1723">Reemplaza todas las ocurrencias DE LA LINEA</text:span><text:span text:style-name="T1724"/><text:span/></text:p>
              </text:list-item>
            </text:list>
            <text:list text:style-name="WWNum115" text:continue-numbering="true">
              <text:list-item>
                <text:p text:style-name="P78"><text:span text:style-name="T1725">:%s/Palabra/Reemplazo/g </text:span><text:span text:style-name="T1726">—&gt; </text:span><text:span text:style-name="T1727">Reemplaza todas las ocurrencias DEL ARCHIVO</text:span><text:span text:style-name="T1728"/><text:span/></text:p>
              </text:list-item>
            </text:list>
            <text:list text:style-name="WWNum143" text:continue-numbering="true">
              <text:list-item>
                <text:p text:style-name="P79"><text:span text:style-name="T1729">:%s/Palabra/Reemplazo/gc </text:span><text:span text:style-name="T1730">—&gt; </text:span><text:span text:style-name="T1731">Reemplaza todas las ocurrencias del archivo, consultando una por una la acción</text:span><text:span text:style-name="T1732"/><text:span/></text:p>
              </text:list-item>
            </text:list>
            <text:p text:style-name="P80"><text:span text:style-name="T1733">———</text:span><text:span text:style-name="T1734"/><text:span/></text:p>
          </table:table-cell>
        </table:table-row>
      </table:table>
      <text:p text:style-name="P81"><text:span text:style-name="T1735"/><text:span text:style-name="T1736"/><text:span/></text:p>
      <text:p text:style-name="P82"><text:span text:style-name="T1737">ATAJOS:</text:span><text:span text:style-name="T1738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3"><text:span text:style-name="T1739">, h</text:span><text:span text:style-name="T1740"><text:s/></text:span><text:span text:style-name="T1741">—&gt;</text:span><text:span text:style-name="T1742"><text:s/></text:span><text:span text:style-name="T1743">Dividir Horizontalmente</text:span><text:span text:style-name="T1744"/><text:span/></text:p>
              </text:list-item>
            </text:list>
            <text:list text:style-name="WWNum5" text:continue-numbering="true">
              <text:list-item>
                <text:p text:style-name="P84"><text:span text:style-name="T1745">, v</text:span><text:span text:style-name="T1746"><text:s/></text:span><text:span text:style-name="T1747">—&gt;</text:span><text:span text:style-name="T1748"><text:s/></text:span><text:span text:style-name="T1749">Dividir Verticalmente</text:span><text:span text:style-name="T1750"/><text:span/></text:p>
              </text:list-item>
              <text:list-item>
                <text:p text:style-name="P85"><text:span text:style-name="T1751">, y</text:span><text:span text:style-name="T1752"><text:s/></text:span><text:span text:style-name="T1753">—&gt;</text:span><text:span text:style-name="T1754"><text:s/></text:span><text:span text:style-name="T1755">Historial de Comandos</text:span><text:span text:style-name="T1756"/><text:span/></text:p>
              </text:list-item>
              <text:list-item>
                <text:p text:style-name="P86"><text:span text:style-name="T1757">, e</text:span><text:span text:style-name="T1758"> —&gt; Buscador de Archivos Recursivos (FZF)</text:span><text:span text:style-name="T1759"/><text:span/></text:p>
              </text:list-item>
              <text:list-item>
                <text:p text:style-name="P87"><text:span text:style-name="T1760">, q</text:span><text:span text:style-name="T1761"><text:s text:c="2"/></text:span><text:span text:style-name="T1762">== </text:span><text:span text:style-name="T1763">, º</text:span><text:span text:style-name="T1764"><text:s text:c="2"/></text:span><text:span text:style-name="T1765">—&gt;</text:span><text:span text:style-name="T1766"><text:s/></text:span><text:span text:style-name="T1767">Mismo que :q</text:span><text:span text:style-name="T1768"/><text:span/></text:p>
              </text:list-item>
              <text:list-item>
                <text:p text:style-name="P88"><text:span text:style-name="T1769">, w</text:span><text:span text:style-name="T1770"><text:s/></text:span><text:span text:style-name="T1771">==</text:span><text:span text:style-name="T1772"><text:s/></text:span><text:span text:style-name="T1773">, x</text:span><text:span text:style-name="T1774"><text:s/></text:span><text:span text:style-name="T1775">—&gt;</text:span><text:span text:style-name="T1776"><text:s/></text:span><text:span text:style-name="T1777">Mismo que :wq</text:span><text:span text:style-name="T1778"/><text:span/></text:p>
              </text:list-item>
              <text:list-item>
                <text:p text:style-name="P89"><text:span text:style-name="T1779">, s<text:s text:c="2"/></text:span><text:span text:style-name="T1780"><text:s text:c="8"/></text:span><text:span text:style-name="T1781">—&gt;</text:span><text:span text:style-name="T1782"><text:s text:c="2"/></text:span><text:span text:style-name="T1783">Mismo que :w</text:span><text:span text:style-name="T1784"/><text:span/></text:p>
              </text:list-item>
            </text:list>
            <text:p text:style-name="P90"><text:span text:style-name="T1785">———</text:span><text:span text:style-name="T1786"/><text:span/></text:p>
            <text:list text:style-name="WWNum3" text:continue-numbering="true">
              <text:list-item>
                <text:p text:style-name="P91"><text:span text:style-name="T1787">i</text:span><text:span text:style-name="T1788"><text:s/></text:span><text:span text:style-name="T1789">—&gt;</text:span><text:span text:style-name="T1790"><text:s/></text:span><text:span text:style-name="T1791">Entra en Insertar antes del cursor</text:span><text:span text:style-name="T1792"/><text:span/></text:p>
              </text:list-item>
            </text:list>
            <text:list text:style-name="WWNum158" text:continue-numbering="true">
              <text:list-item>
                <text:p text:style-name="P92"><text:span text:style-name="T1793">I</text:span><text:span text:style-name="T1794"><text:s/></text:span><text:span text:style-name="T1795">—&gt;</text:span><text:span text:style-name="T1796"><text:s/></text:span><text:span text:style-name="T1797">Entra en Insertar al Principio de la linea</text:span><text:span text:style-name="T1798"/><text:span/></text:p>
              </text:list-item>
            </text:list>
            <text:list text:style-name="WWNum156" text:continue-numbering="true">
              <text:list-item>
                <text:p text:style-name="P93"><text:span text:style-name="T1799"/><text:span text:style-name="T1800">a</text:span><text:span text:style-name="T1801"><text:s/></text:span><text:span text:style-name="T1802">—&gt;</text:span><text:span text:style-name="T1803"><text:s/></text:span><text:span text:style-name="T1804">Entra en Insertar al después del cursor</text:span><text:span text:style-name="T1805"/><text:span/></text:p>
              </text:list-item>
            </text:list>
            <text:list text:style-name="WWNum157" text:continue-numbering="true">
              <text:list-item>
                <text:p text:style-name="P94"><text:span text:style-name="T1806"/><text:span text:style-name="T1807">A</text:span><text:span text:style-name="T1808"><text:s/></text:span><text:span text:style-name="T1809">—&gt;</text:span><text:span text:style-name="T1810"><text:s/></text:span><text:span text:style-name="T1811">Entra en Insertar al Final de la Linea</text:span><text:span text:style-name="T1812"/><text:span/></text:p>
              </text:list-item>
            </text:list>
            <text:list text:style-name="WWNum129" text:continue-numbering="true">
              <text:list-item>
                <text:p text:style-name="P95"><text:span text:style-name="T1813">yy</text:span><text:span text:style-name="T1814"><text:s/></text:span><text:span text:style-name="T1815">—&gt;</text:span><text:span text:style-name="T1816"><text:s/></text:span><text:span text:style-name="T1817">Copia una Linea</text:span><text:span text:style-name="T1818"/><text:span/></text:p>
              </text:list-item>
              <text:list-item>
                <text:p text:style-name="P96"><text:span text:style-name="T1819">dd</text:span><text:span text:style-name="T1820"><text:s/></text:span><text:span text:style-name="T1821">—&gt;</text:span><text:span text:style-name="T1822"><text:s/></text:span><text:span text:style-name="T1823">Elimina (Corta) una Linea</text:span><text:span text:style-name="T1824"/><text:span/></text:p>
              </text:list-item>
            </text:list>
            <text:list text:style-name="WWNum146" text:continue-numbering="true">
              <text:list-item>
                <text:p text:style-name="P97"><text:span text:style-name="T1825">o</text:span><text:span text:style-name="T1826"><text:s/></text:span><text:span text:style-name="T1827">—&gt;</text:span><text:span text:style-name="T1828"><text:s/></text:span><text:span text:style-name="T1829">Insertar una nueva linea DEBAJO y entrar en insertar</text:span><text:span text:style-name="T1830"/><text:span/></text:p>
              </text:list-item>
            </text:list>
            <text:list text:style-name="WWNum147" text:continue-numbering="true">
              <text:list-item>
                <text:p text:style-name="P98"><text:span text:style-name="T1831">O</text:span><text:span text:style-name="T1832"><text:s/></text:span><text:span text:style-name="T1833">—&gt;</text:span><text:span text:style-name="T1834"><text:s/></text:span><text:span text:style-name="T1835">Mismo que ‘o’ pero Arriba</text:span><text:span text:style-name="T1836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99"><text:span text:style-name="T1837">s</text:span><text:span text:style-name="T1838"><text:s/></text:span><text:span text:style-name="T1839">—&gt;</text:span><text:span text:style-name="T1840"><text:s/></text:span><text:span text:style-name="T1841">Corta un Carácter y pone en modo Insertar</text:span><text:span text:style-name="T1842"/><text:span/></text:p>
              </text:list-item>
            </text:list>
            <text:list text:style-name="WWNum159" text:continue-numbering="true">
              <text:list-item>
                <text:p text:style-name="P100"><text:span text:style-name="T1843">v </text:span><text:span text:style-name="T1844">—&gt; </text:span><text:span text:style-name="T1845">Modo Visual</text:span><text:span text:style-name="T1846"/><text:span/></text:p>
              </text:list-item>
            </text:list>
            <text:list text:style-name="WWNum160" text:continue-numbering="true">
              <text:list-item>
                <text:p text:style-name="P101"><text:span text:style-name="T1847">V</text:span><text:span text:style-name="T1848"><text:s/></text:span><text:span text:style-name="T1849">—&gt; </text:span><text:span text:style-name="T1850">Modo Visual Block</text:span><text:span text:style-name="T1851"/><text:span/></text:p>
              </text:list-item>
            </text:list>
            <text:list text:style-name="WWNum148" text:continue-numbering="true">
              <text:list-item>
                <text:p text:style-name="P102"><text:span text:style-name="T1852">p</text:span><text:span text:style-name="T1853"><text:s/></text:span><text:span text:style-name="T1854">—&gt;</text:span><text:span text:style-name="T1855"><text:s/></text:span><text:span text:style-name="T1856">Pega el contenido (Si fue una linea, en una nueva linea debajo, o si fue un texto, después del cursor)</text:span><text:span text:style-name="T1857"/><text:span/></text:p>
              </text:list-item>
            </text:list>
            <text:list text:style-name="WWNum136" text:continue-numbering="true">
              <text:list-item>
                <text:p text:style-name="P103"><text:span text:style-name="T1858">P</text:span><text:span text:style-name="T1859"><text:s/></text:span><text:span text:style-name="T1860">—&gt;</text:span><text:span text:style-name="T1861"><text:s/></text:span><text:span text:style-name="T1862">Como ‘p’ pero en la linea de </text:span><text:span text:style-name="T1863">arriba</text:span><text:span text:style-name="T1864"/><text:span/></text:p>
              </text:list-item>
            </text:list>
            <text:p text:style-name="P104"><text:span text:style-name="T1865">———</text:span><text:span text:style-name="T1866"/><text:span/></text:p>
            <text:list text:style-name="WWNum14" text:continue-numbering="true">
              <text:list-item>
                <text:p text:style-name="P105"><text:span text:style-name="T1867">gcc </text:span><text:span text:style-name="T1868">—&gt;</text:span><text:span text:style-name="T1869"><text:s/></text:span><text:span text:style-name="T1870">Comentar una linea</text:span><text:span text:style-name="T1871"/><text:span/></text:p>
              </text:list-item>
            </text:list>
            <text:p text:style-name="P106"><text:span text:style-name="T1872">———</text:span><text:span text:style-name="T1873"/><text:span/></text:p>
            <text:list text:style-name="WWNum3" text:continue-numbering="true">
              <text:list-item>
                <text:p text:style-name="P107"><text:span text:style-name="T1874">[</text:span><text:span text:style-name="T1875">Ctrl] #</text:span><text:span text:style-name="T1876"><text:s/></text:span><text:span text:style-name="T1877">—&gt;</text:span><text:span text:style-name="T1878"><text:s/></text:span><text:span text:style-name="T1879">Búsqueda rápida de la palabra sobre en la que está el cursor</text:span><text:span text:style-name="T1880"/><text:span/></text:p>
              </text:list-item>
            </text:list>
            <text:list text:style-name="WWNum112" text:continue-numbering="true">
              <text:list-item>
                <text:p text:style-name="P108"><text:span text:style-name="T1881">u</text:span><text:span text:style-name="T1882"><text:s/></text:span><text:span text:style-name="T1883">—&gt;</text:span><text:span text:style-name="T1884"> Deshacer</text:span><text:span text:style-name="T1885"/><text:span/></text:p>
              </text:list-item>
            </text:list>
            <text:list text:style-name="WWNum114" text:continue-numbering="true">
              <text:list-item>
                <text:p text:style-name="P109"><text:span text:style-name="T1886"/><text:span text:style-name="T1887">R</text:span><text:span text:style-name="T1888"><text:s/></text:span><text:span text:style-name="T1889">—&gt;</text:span><text:span text:style-name="T1890"> Rehacer</text:span><text:span text:style-name="T1891"/><text:span/></text:p>
              </text:list-item>
              <text:list-item>
                <text:p text:style-name="P110"><text:span text:style-name="T1892">cc</text:span><text:span text:style-name="T1893"><text:s/></text:span><text:span text:style-name="T1894">—&gt;</text:span><text:span text:style-name="T1895"> Reemplaza Linea</text:span><text:span text:style-name="T1896"/><text:span/></text:p>
              </text:list-item>
              <text:list-item>
                <text:p text:style-name="P111"><text:span text:style-name="T1897">ciw</text:span><text:span text:style-name="T1898"><text:s/></text:span><text:span text:style-name="T1899">—&gt;</text:span><text:span text:style-name="T1900"> Reemplaza Palabra</text:span><text:span text:style-name="T1901"/><text:span/></text:p>
              </text:list-item>
              <text:list-item>
                <text:p text:style-name="P112"><text:span text:style-name="T1902"/><text:span text:style-name="T1903">&gt;</text:span><text:span text:style-name="T1904"><text:s/></text:span><text:span text:style-name="T1905">—&gt;</text:span><text:span text:style-name="T1906"><text:s/></text:span><text:span text:style-name="T1907">Aumento la Sangría</text:span><text:span text:style-name="T1908"/><text:span/></text:p>
              </text:list-item>
            </text:list>
            <text:list text:style-name="WWNum126" text:continue-numbering="true">
              <text:list-item>
                <text:p text:style-name="P113"><text:span text:style-name="T1909"/><text:span text:style-name="T1910">&lt;</text:span><text:span text:style-name="T1911"><text:s/></text:span><text:span text:style-name="T1912">—&gt;</text:span><text:span text:style-name="T1913"><text:s/></text:span><text:span text:style-name="T1914">Disminuye la Sangría</text:span><text:span text:style-name="T1915"/><text:span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4"><text:span text:style-name="T1916">[Tab]</text:span><text:span text:style-name="T1917"><text:s/></text:span><text:span text:style-name="T1918">—&gt;</text:span><text:span text:style-name="T1919"><text:s/></text:span><text:span text:style-name="T1920">Pestaña Siguiente</text:span><text:span text:style-name="T1921"/><text:span/></text:p>
              </text:list-item>
              <text:list-item>
                <text:p text:style-name="P115"><text:span text:style-name="T1922"/><text:span text:style-name="T1923">⇪ </text:span><text:span text:style-name="T1924">[Tab]</text:span><text:span text:style-name="T1925"><text:s/></text:span><text:span text:style-name="T1926">—&gt;</text:span><text:span text:style-name="T1927"><text:s/></text:span><text:span text:style-name="T1928">Pestaña Anterior</text:span><text:span text:style-name="T1929"/><text:span/></text:p>
              </text:list-item>
              <text:list-item>
                <text:p text:style-name="P116"><text:span text:style-name="T1930">T</text:span><text:span text:style-name="T1931"><text:s/></text:span><text:span text:style-name="T1932">—&gt;</text:span><text:span text:style-name="T1933"><text:s/></text:span><text:span text:style-name="T1934">Nueva Pestaña</text:span><text:span text:style-name="T1935"/><text:span/></text:p>
              </text:list-item>
            </text:list>
            <text:p text:style-name="P117"><text:span text:style-name="T1936">———</text:span><text:span text:style-name="T1937"/><text:span/></text:p>
            <text:list text:style-name="WWNum3" text:continue-numbering="true">
              <text:list-item>
                <text:p text:style-name="P118"><text:span text:style-name="T1938"/><text:span text:style-name="T1939">Enfoque a la Ventana</text:span><text:span text:style-name="T1940"> (cambiar de ventana)...</text:span><text:span text:style-name="T1941"/><text:span/></text:p>
              </text:list-item>
            </text:list>
            <text:p text:style-name="P119"><text:span text:style-name="T1942"><text:s text:c="18"/>- [</text:span><text:span text:style-name="T1943">Ctrl] </text:span><text:span text:style-name="T1944">⇦</text:span><text:span text:style-name="T1945"><text:s/></text:span><text:span text:style-name="T1946">== </text:span><text:span text:style-name="T1947">[</text:span><text:span text:style-name="T1948">Ctrl</text:span><text:span text:style-name="T1949">]</text:span><text:span text:style-name="T1950"> h</text:span><text:span text:style-name="T1951"/><text:span/></text:p>
            <text:p text:style-name="P120"><text:span text:style-name="T1952"/><text:span text:style-name="T1953"><text:s text:c="18"/></text:span><text:span text:style-name="T1954">- </text:span><text:span text:style-name="T1955">[</text:span><text:span text:style-name="T1956">Ctrl</text:span><text:span text:style-name="T1957">]</text:span><text:span text:style-name="T1958"><text:s/></text:span><text:span text:style-name="T1959">⇨</text:span><text:span text:style-name="T1960"><text:s/></text:span><text:span text:style-name="T1961">== </text:span><text:span text:style-name="T1962">[</text:span><text:span text:style-name="T1963">Ctrl</text:span><text:span text:style-name="T1964">]</text:span><text:span text:style-name="T1965"> i</text:span><text:span text:style-name="T1966"/><text:span/></text:p>
            <text:p text:style-name="P121"><text:span text:style-name="T1967"/><text:span text:style-name="T1968"><text:s text:c="18"/></text:span><text:span text:style-name="T1969">- </text:span><text:span text:style-name="T1970">[</text:span><text:span text:style-name="T1971">Ctrl</text:span><text:span text:style-name="T1972">]</text:span><text:span text:style-name="T1973"><text:s text:c="2"/></text:span><text:span text:style-name="T1974">⇧</text:span><text:span text:style-name="T1975"><text:s text:c="2"/></text:span><text:span text:style-name="T1976">== </text:span><text:span text:style-name="T1977">[</text:span><text:span text:style-name="T1978">Ctrl</text:span><text:span text:style-name="T1979">]</text:span><text:span text:style-name="T1980"> k</text:span><text:span text:style-name="T1981"/><text:span/></text:p>
            <text:p text:style-name="P122"><text:span text:style-name="T1982"/><text:span text:style-name="T1983"><text:s text:c="18"/></text:span><text:span text:style-name="T1984">- </text:span><text:span text:style-name="T1985">[</text:span><text:span text:style-name="T1986">Ctrl</text:span><text:span text:style-name="T1987">]</text:span><text:span text:style-name="T1988"><text:s text:c="2"/></text:span><text:span text:style-name="T1989">⇩</text:span><text:span text:style-name="T1990"><text:s text:c="2"/></text:span><text:span text:style-name="T1991">== </text:span><text:span text:style-name="T1992">[</text:span><text:span text:style-name="T1993">Ctrl</text:span><text:span text:style-name="T1994">]</text:span><text:span text:style-name="T1995"> j</text:span><text:span text:style-name="T1996"/><text:span/></text:p>
            <text:p text:style-name="P123"><text:span text:style-name="T1997"/><text:span text:style-name="T1998"/><text:span/></text:p>
            <text:list text:style-name="WWNum93" text:continue-numbering="true">
              <text:list-item>
                <text:p text:style-name="P124"><text:span text:style-name="T1999">Cambia Tamaño de</text:span><text:span text:style-name="T2000"> la Ventana</text:span><text:span text:style-name="T2001">...</text:span><text:span text:style-name="T2002"/><text:span/></text:p>
              </text:list-item>
            </text:list>
            <text:p text:style-name="P125"><text:span text:style-name="T2003"/><text:span text:style-name="T2004"><text:s text:c="18"/></text:span><text:span text:style-name="T2005">- </text:span><text:span text:style-name="T2006">[</text:span><text:span text:style-name="T2007">Shift</text:span><text:span text:style-name="T2008">]</text:span><text:span text:style-name="T2009"><text:s/></text:span><text:span text:style-name="T2010">⇦</text:span><text:span text:style-name="T2011"><text:s/></text:span><text:span text:style-name="T2012">== </text:span><text:span text:style-name="T2013">[</text:span><text:span text:style-name="T2014">Shift</text:span><text:span text:style-name="T2015">]</text:span><text:span text:style-name="T2016"> h</text:span><text:span text:style-name="T2017"/><text:span/></text:p>
            <text:p text:style-name="P126"><text:span text:style-name="T2018"/><text:span text:style-name="T2019"><text:s text:c="18"/></text:span><text:span text:style-name="T2020">- </text:span><text:span text:style-name="T2021">[</text:span><text:span text:style-name="T2022">Shift</text:span><text:span text:style-name="T2023">]</text:span><text:span text:style-name="T2024"><text:s/></text:span><text:span text:style-name="T2025">⇨</text:span><text:span text:style-name="T2026"><text:s/></text:span><text:span text:style-name="T2027">== </text:span><text:span text:style-name="T2028">[</text:span><text:span text:style-name="T2029">Shift</text:span><text:span text:style-name="T2030">]</text:span><text:span text:style-name="T2031"> i</text:span><text:span text:style-name="T2032"/><text:span/></text:p>
            <text:p text:style-name="P127"><text:span text:style-name="T2033"/><text:span text:style-name="T2034"><text:s text:c="18"/></text:span><text:span text:style-name="T2035">- </text:span><text:span text:style-name="T2036">[</text:span><text:span text:style-name="T2037">Shift</text:span><text:span text:style-name="T2038">]</text:span><text:span text:style-name="T2039"><text:s text:c="2"/></text:span><text:span text:style-name="T2040">⇧</text:span><text:span text:style-name="T2041"><text:s/></text:span><text:span text:style-name="T2042">== </text:span><text:span text:style-name="T2043">[</text:span><text:span text:style-name="T2044">Shift</text:span><text:span text:style-name="T2045">]</text:span><text:span text:style-name="T2046"> k</text:span><text:span text:style-name="T2047"/><text:span/></text:p>
            <text:p text:style-name="P128"><text:span text:style-name="T2048"/><text:span text:style-name="T2049"><text:s text:c="18"/></text:span><text:span text:style-name="T2050">- </text:span><text:span text:style-name="T2051">[</text:span><text:span text:style-name="T2052">Shift</text:span><text:span text:style-name="T2053">]</text:span><text:span text:style-name="T2054"><text:s text:c="2"/></text:span><text:span text:style-name="T2055">⇩</text:span><text:span text:style-name="T2056"><text:s/></text:span><text:span text:style-name="T2057">== </text:span><text:span text:style-name="T2058">[</text:span><text:span text:style-name="T2059">Shift</text:span><text:span text:style-name="T2060">]</text:span><text:span text:style-name="T2061"> j</text:span><text:span text:style-name="T2062"/><text:span/></text:p>
            <text:p text:style-name="P129"><text:span text:style-name="T2063">———</text:span><text:span text:style-name="T2064"/><text:span/></text:p>
            <text:list text:style-name="WWNum165" text:continue-numbering="true">
              <text:list-item>
                <text:p text:style-name="P130"><text:span text:style-name="T2065">[</text:span><text:span text:style-name="T2066">Ctrl] #</text:span><text:span text:style-name="T2067"><text:s/></text:span><text:span text:style-name="T2068">—&gt;</text:span><text:span text:style-name="T2069"><text:s/></text:span><text:span text:style-name="T2070">Búsqueda rápida de la palabra sobre en la que está el cursor</text:span><text:span text:style-name="T2071"/><text:span/></text:p>
              </text:list-item>
            </text:list>
          </table:table-cell>
        </table:table-row>
      </table:table>
      <text:p text:style-name="P131"><text:span text:style-name="T2072"/><text:span text:style-name="T2073"/><text:span/></text:p>
      <text:p text:style-name="P132"><text:span text:style-name="T2074">* Se pueden combinar comandos como: d$ , y6y , y5[Up] , dG , etc.</text:span><text:span text:style-name="T2075"/><text:span/></text:p>
      <text:p text:style-name="P133"><text:span text:style-name="T2076">PLUGINS:</text:span><text:span text:style-name="T2077"/><text:span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4">
          <table:table-cell table:style-name="ce10">
            <text:list text:style-name="WWNum2" text:continue-numbering="true">
              <text:list-item>
                <text:p text:style-name="P134"><text:span text:style-name="T2078">[F2]</text:span><text:span text:style-name="T2079"> o </text:span><text:span text:style-name="T2080">[F3]</text:span><text:span text:style-name="T2081"><text:s/></text:span><text:span text:style-name="T2082">—&gt;</text:span><text:span text:style-name="T2083"><text:s/></text:span><text:span text:style-name="T2084">NERDTree (Árbol de Archivos)</text:span><text:span text:style-name="T2085"/><text:span/></text:p>
              </text:list-item>
              <text:list-item>
                <text:p text:style-name="P135"><text:span text:style-name="T2086">m</text:span><text:span text:style-name="T2087"><text:s/></text:span><text:span text:style-name="T2088">—&gt;</text:span><text:span text:style-name="T2089"><text:s/></text:span><text:span text:style-name="T2090">(En NERDTree) Abre un menú de opciones</text:span><text:span text:style-name="T2091"/><text:span/></text:p>
              </text:list-item>
            </text:list>
            <text:list text:style-name="WWNum155" text:continue-numbering="true">
              <text:list-item>
                <text:p text:style-name="P136"><text:span text:style-name="T2092">, f [Dos Letras]</text:span><text:span text:style-name="T2093"><text:s/></text:span><text:span text:style-name="T2094">—&gt;</text:span><text:span text:style-name="T2095"> Salta entre palabras con el teclado (</text:span><text:span text:style-name="T2096">EasyMotion)</text:span><text:span text:style-name="T2097"/><text:span/></text:p>
              </text:list-item>
            </text:list>
          </table:table-cell>
          <table:table-cell table:style-name="ce11">
            <text:p text:style-name="P137"><text:span text:style-name="T2098">, ss</text:span><text:span text:style-name="T2099"><text:s/></text:span><text:span text:style-name="T2100">—&gt;</text:span><text:span text:style-name="T2101"><text:s/></text:span><text:span text:style-name="T2102">Guarda Sesión</text:span><text:span text:style-name="T2103"/><text:span/></text:p>
            <text:p text:style-name="P138"><text:span text:style-name="T2104"/><text:span text:style-name="T2105">, so</text:span><text:span text:style-name="T2106"><text:s/></text:span><text:span text:style-name="T2107">—&gt;</text:span><text:span text:style-name="T2108"><text:s/></text:span><text:span text:style-name="T2109">Abrir Sesión</text:span><text:span text:style-name="T2110"/><text:span/></text:p>
            <text:p text:style-name="P139"><text:span text:style-name="T2111"/><text:span text:style-name="T2112">, sc</text:span><text:span text:style-name="T2113"><text:s/></text:span><text:span text:style-name="T2114">—&gt;</text:span><text:span text:style-name="T2115"><text:s/></text:span><text:span text:style-name="T2116">Cerrar Sesión</text:span><text:span text:style-name="T2117"/><text:span/></text:p>
            <text:p text:style-name="P140"><text:span text:style-name="T2118"/><text:span text:style-name="T2119">, sd</text:span><text:span text:style-name="T2120"><text:s/></text:span><text:span text:style-name="T2121">—&gt;</text:span><text:span text:style-name="T2122"><text:s/></text:span><text:span text:style-name="T2123">Eliminar Sesión</text:span><text:span text:style-name="T2124"/><text:span/></text:p>
          </table:table-cell>
          <table:table-cell table:style-name="ce12">
            <text:p text:style-name="P141"><text:span text:style-name="T2125">:Git pull</text:span><text:span text:style-name="T2126"><text:s/></text:span><text:span text:style-name="T2127">== </text:span><text:span text:style-name="T2128">, gll</text:span><text:span text:style-name="T2129"/><text:span text:style-name="T2130"><text:s/></text:span><text:span text:style-name="T2131">—&gt;</text:span><text:span text:style-name="T2132"><text:s/></text:span><text:span text:style-name="T2133">Git pull</text:span><text:span/><text:span text:style-name="T2134"/><text:span text:style-name="T2135"/><text:span/></text:p>
            <text:p text:style-name="P142"><text:span text:style-name="T2136">:Git status</text:span><text:span text:style-name="T2137"><text:s/></text:span><text:span text:style-name="T2138">== </text:span><text:span text:style-name="T2139">, gs</text:span><text:span text:style-name="T2140"/><text:span text:style-name="T2141"><text:s/></text:span><text:span text:style-name="T2142">—&gt;</text:span><text:span text:style-name="T2143"><text:s/></text:span><text:span text:style-name="T2144">Git Status</text:span><text:span/><text:span text:style-name="T2145"/><text:span text:style-name="T2146"/><text:span/></text:p>
            <text:p text:style-name="P143"><text:span text:style-name="T2147">:Git commit</text:span><text:span text:style-name="T2148"><text:s/></text:span><text:span text:style-name="T2149">== </text:span><text:span text:style-name="T2150">, gc</text:span><text:span text:style-name="T2151"/><text:span text:style-name="T2152"><text:s/></text:span><text:span text:style-name="T2153">—&gt;</text:span><text:span text:style-name="T2154"><text:s/></text:span><text:span text:style-name="T2155">Git Commit</text:span><text:span text:style-name="T2156"/><text:span/></text:p>
            <text:p text:style-name="P144"><text:span text:style-name="T2157">:Git push</text:span><text:span text:style-name="T2158"><text:s/></text:span><text:span text:style-name="T2159">== </text:span><text:span text:style-name="T2160">, gsh</text:span><text:span text:style-name="T2161"/><text:span text:style-name="T2162"><text:s/></text:span><text:span text:style-name="T2163">—&gt;</text:span><text:span text:style-name="T2164"><text:s/></text:span><text:span text:style-name="T2165">Git Push</text:span><text:span text:style-name="T2166"/><text:span text:style-name="T2167"/><text:span/></text:p>
          </table:table-cell>
        </table:table-row>
      </table:table>
      <text:p text:style-name="P145"><text:span text:style-name="T2168"/><text:span text:style-name="T2169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54" style:display-name="Heading 1" style:family="paragraph" style:name="978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979">
      <style:text-properties fo:font-family="Arial" style:font-family-asian="Arial" style:font-family-complex="Arial" fo:font-size="20pt"/>
    </style:style>
    <style:style style:parent-style-name="1154" style:display-name="Heading 2" style:family="paragraph" style:name="980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981">
      <style:text-properties fo:font-family="Arial" style:font-family-asian="Arial" style:font-family-complex="Arial" fo:font-size="17pt"/>
    </style:style>
    <style:style style:parent-style-name="1154" style:display-name="Heading 3" style:family="paragraph" style:name="982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983">
      <style:text-properties fo:font-family="Arial" style:font-family-asian="Arial" style:font-family-complex="Arial" fo:font-size="15pt"/>
    </style:style>
    <style:style style:parent-style-name="1154" style:display-name="Heading 4" style:family="paragraph" style:name="984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985">
      <style:text-properties fo:font-family="Arial" style:font-family-asian="Arial" style:font-family-complex="Arial" fo:font-size="13pt" fo:font-weight="bold"/>
    </style:style>
    <style:style style:parent-style-name="1154" style:display-name="Heading 5" style:family="paragraph" style:name="98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987">
      <style:text-properties fo:font-family="Arial" style:font-family-asian="Arial" style:font-family-complex="Arial" fo:font-size="12pt" fo:font-weight="bold"/>
    </style:style>
    <style:style style:parent-style-name="1154" style:display-name="Heading 6" style:family="paragraph" style:name="98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989">
      <style:text-properties fo:font-family="Arial" style:font-family-asian="Arial" style:font-family-complex="Arial" fo:font-size="11pt" fo:font-weight="bold"/>
    </style:style>
    <style:style style:parent-style-name="1154" style:display-name="Heading 7" style:family="paragraph" style:name="990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991">
      <style:text-properties fo:font-family="Arial" style:font-family-asian="Arial" style:font-family-complex="Arial" fo:font-size="11pt" fo:font-style="italic" fo:font-weight="bold"/>
    </style:style>
    <style:style style:parent-style-name="1154" style:display-name="Heading 8" style:family="paragraph" style:name="992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993">
      <style:text-properties fo:font-family="Arial" style:font-family-asian="Arial" style:font-family-complex="Arial" fo:font-size="11pt" fo:font-style="italic"/>
    </style:style>
    <style:style style:parent-style-name="1154" style:display-name="Heading 9" style:family="paragraph" style:name="994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995">
      <style:text-properties fo:font-family="Arial" style:font-family-asian="Arial" style:font-family-complex="Arial" fo:font-size="10.5pt" fo:font-style="italic"/>
    </style:style>
    <style:style style:parent-style-name="1154" style:display-name="Title" style:family="paragraph" style:name="996">
      <style:text-properties fo:font-size="24pt"/>
      <style:paragraph-properties fo:margin-top="15pt" fo:margin-bottom="10pt" style:contextual-spacing="true"/>
    </style:style>
    <style:style style:display-name="Title Char" style:family="text" style:name="997">
      <style:text-properties fo:font-size="24pt"/>
    </style:style>
    <style:style style:parent-style-name="1154" style:display-name="Subtitle" style:family="paragraph" style:name="998">
      <style:text-properties fo:font-size="12pt"/>
      <style:paragraph-properties fo:margin-top="10pt" fo:margin-bottom="10pt"/>
    </style:style>
    <style:style style:display-name="Subtitle Char" style:family="text" style:name="999">
      <style:text-properties fo:font-size="12pt"/>
    </style:style>
    <style:style style:parent-style-name="1154" style:display-name="Quote" style:family="paragraph" style:name="1000">
      <style:text-properties fo:font-style="italic"/>
      <style:paragraph-properties fo:margin-left="1.27cm" fo:margin-right="1.27cm"/>
    </style:style>
    <style:style style:display-name="Quote Char" style:family="text" style:name="1001">
      <style:text-properties fo:font-style="italic"/>
    </style:style>
    <style:style style:parent-style-name="1154" style:display-name="Intense Quote" style:family="paragraph" style:name="1002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03">
      <style:text-properties fo:font-style="italic"/>
    </style:style>
    <style:style style:parent-style-name="1154" style:display-name="Header" style:family="paragraph" style:name="100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05"/>
    <style:style style:parent-style-name="1154" style:display-name="Footer" style:family="paragraph" style:name="100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07"/>
    <style:style style:parent-style-name="1154" style:display-name="Caption" style:family="paragraph" style:name="1008">
      <style:text-properties fo:color="#4f81bd" fo:font-size="9pt" fo:font-weight="bold"/>
      <style:paragraph-properties fo:line-height="115%"/>
    </style:style>
    <style:style style:parent-style-name="1008" style:display-name="Caption Char" style:family="text" style:name="1009"/>
    <style:style style:display-name="Hyperlink" style:family="text" style:name="113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54" style:display-name="footnote text" style:family="paragraph" style:name="1137">
      <style:text-properties fo:font-size="9pt"/>
      <style:paragraph-properties fo:line-height="100%" fo:margin-bottom="2pt"/>
    </style:style>
    <style:style style:display-name="Footnote Text Char" style:family="text" style:name="1138">
      <style:text-properties fo:font-size="9pt"/>
    </style:style>
    <style:style style:display-name="footnote reference" style:family="text" style:name="1139">
      <style:text-properties style:text-position="33%"/>
    </style:style>
    <style:style style:parent-style-name="1154" style:display-name="endnote text" style:family="paragraph" style:name="1140">
      <style:text-properties fo:font-size="10pt"/>
      <style:paragraph-properties fo:line-height="100%" fo:margin-bottom="0pt"/>
    </style:style>
    <style:style style:display-name="Endnote Text Char" style:family="text" style:name="1141">
      <style:text-properties fo:font-size="10pt"/>
    </style:style>
    <style:style style:display-name="endnote reference" style:family="text" style:name="1142">
      <style:text-properties style:text-position="33%"/>
    </style:style>
    <style:style style:parent-style-name="1154" style:display-name="toc 1" style:family="paragraph" style:name="1143">
      <style:paragraph-properties fo:margin-left="0cm" fo:margin-right="0cm" fo:text-indent="0cm" fo:margin-bottom="2.85pt"/>
    </style:style>
    <style:style style:parent-style-name="1154" style:display-name="toc 2" style:family="paragraph" style:name="1144">
      <style:paragraph-properties fo:margin-left="0.4992cm" fo:margin-right="0cm" fo:text-indent="0cm" fo:margin-bottom="2.85pt"/>
    </style:style>
    <style:style style:parent-style-name="1154" style:display-name="toc 3" style:family="paragraph" style:name="1145">
      <style:paragraph-properties fo:margin-left="1cm" fo:margin-right="0cm" fo:text-indent="0cm" fo:margin-bottom="2.85pt"/>
    </style:style>
    <style:style style:parent-style-name="1154" style:display-name="toc 4" style:family="paragraph" style:name="1146">
      <style:paragraph-properties fo:margin-left="1.499cm" fo:margin-right="0cm" fo:text-indent="0cm" fo:margin-bottom="2.85pt"/>
    </style:style>
    <style:style style:parent-style-name="1154" style:display-name="toc 5" style:family="paragraph" style:name="1147">
      <style:paragraph-properties fo:margin-left="2cm" fo:margin-right="0cm" fo:text-indent="0cm" fo:margin-bottom="2.85pt"/>
    </style:style>
    <style:style style:parent-style-name="1154" style:display-name="toc 6" style:family="paragraph" style:name="1148">
      <style:paragraph-properties fo:margin-left="2.5cm" fo:margin-right="0cm" fo:text-indent="0cm" fo:margin-bottom="2.85pt"/>
    </style:style>
    <style:style style:parent-style-name="1154" style:display-name="toc 7" style:family="paragraph" style:name="1149">
      <style:paragraph-properties fo:margin-left="3.001cm" fo:margin-right="0cm" fo:text-indent="0cm" fo:margin-bottom="2.85pt"/>
    </style:style>
    <style:style style:parent-style-name="1154" style:display-name="toc 8" style:family="paragraph" style:name="1150">
      <style:paragraph-properties fo:margin-left="3.5cm" fo:margin-right="0cm" fo:text-indent="0cm" fo:margin-bottom="2.85pt"/>
    </style:style>
    <style:style style:parent-style-name="1154" style:display-name="toc 9" style:family="paragraph" style:name="1151">
      <style:paragraph-properties fo:margin-left="4.001cm" fo:margin-right="0cm" fo:text-indent="0cm" fo:margin-bottom="2.85pt"/>
    </style:style>
    <style:style style:display-name="TOC Heading" style:family="paragraph" style:name="1152"/>
    <style:style style:parent-style-name="1154" style:display-name="table of figures" style:family="paragraph" style:name="1153">
      <style:paragraph-properties fo:margin-bottom="0pt"/>
    </style:style>
    <style:style style:class="default" style:display-name="Normal" style:family="paragraph" style:name="1154">
      <style:text-properties/>
      <style:paragraph-properties/>
    </style:style>
    <style:style style:parent-style-name="1154" style:display-name="No Spacing" style:family="paragraph" style:name="1157">
      <style:paragraph-properties fo:line-height="100%" fo:margin-bottom="0pt"/>
    </style:style>
    <style:style style:parent-style-name="1154" style:display-name="List Paragraph" style:family="paragraph" style:name="1158">
      <style:text-properties/>
      <style:paragraph-properties fo:margin-left="1.27cm" style:contextual-spacing="true"/>
    </style:style>
    <style:style style:class="default" style:display-name="Default Paragraph Font" style:family="text" style:name="1159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04" style:family="paragraph" style:name="P33">
      <style:paragraph-properties/>
    </style:style>
    <style:style style:parent-style-name="1004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